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data-style-name="N0">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16.999cm" fo:margin-top="0cm" fo:margin-bottom="0cm" table:align="margins" fo:keep-with-next="always"/>
    </style:style>
    <style:style style:name="Table15.A" style:family="table-column">
      <style:table-column-properties style:column-width="0.94cm" style:rel-column-width="3624*"/>
    </style:style>
    <style:style style:name="Table15.B" style:family="table-column">
      <style:table-column-properties style:column-width="3.941cm" style:rel-column-width="15191*"/>
    </style:style>
    <style:style style:name="Table15.C" style:family="table-column">
      <style:table-column-properties style:column-width="5.849cm" style:rel-column-width="22549*"/>
    </style:style>
    <style:style style:name="Table15.D" style:family="table-column">
      <style:table-column-properties style:column-width="6.269cm" style:rel-column-width="24171*"/>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30" style:family="table">
      <style:table-properties style:width="16.999cm" fo:margin-top="0cm" fo:margin-bottom="0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99cm" fo:margin-top="0cm" fo:margin-bottom="0cm" table:align="margins" fo:keep-with-next="always"/>
    </style:style>
    <style:style style:name="Table31.A" style:family="table-column">
      <style:table-column-properties style:column-width="4.249cm" style:rel-column-width="16382*"/>
    </style:style>
    <style:style style:name="Table31.D" style:family="table-column">
      <style:table-column-properties style:column-width="4.251cm" style:rel-column-width="16389*"/>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data-style-name="N0">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6.999cm" fo:margin-top="0cm" fo:margin-bottom="0cm" table:align="margins" fo:keep-with-next="always"/>
    </style:style>
    <style:style style:name="Table32.A" style:family="table-column">
      <style:table-column-properties style:column-width="0.94cm" style:rel-column-width="3624*"/>
    </style:style>
    <style:style style:name="Table32.B" style:family="table-column">
      <style:table-column-properties style:column-width="3.941cm" style:rel-column-width="15191*"/>
    </style:style>
    <style:style style:name="Table32.C" style:family="table-column">
      <style:table-column-properties style:column-width="5.849cm" style:rel-column-width="22549*"/>
    </style:style>
    <style:style style:name="Table32.D" style:family="table-column">
      <style:table-column-properties style:column-width="6.269cm" style:rel-column-width="24171*"/>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data-style-name="N0">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93cm"/>
    </style:style>
    <style:style style:name="Table19.B" style:family="table-column">
      <style:table-column-properties style:column-width="3.657cm"/>
    </style:style>
    <style:style style:name="Table19.C" style:family="table-column">
      <style:table-column-properties style:column-width="2.674cm"/>
    </style:style>
    <style:style style:name="Table19.D" style:family="table-column">
      <style:table-column-properties style:column-width="8.673cm"/>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data-style-name="N0">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3" style:family="table">
      <style:table-properties style:width="16.999cm" fo:margin-top="0cm" fo:margin-bottom="0cm" table:align="margins" fo:keep-with-next="always"/>
    </style:style>
    <style:style style:name="Table23.A" style:family="table-column">
      <style:table-column-properties style:column-width="4.249cm" style:rel-column-width="16382*"/>
    </style:style>
    <style:style style:name="Table23.D" style:family="table-column">
      <style:table-column-properties style:column-width="4.251cm" style:rel-column-width="16389*"/>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data-style-name="N0">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6.999cm" fo:margin-top="0cm" fo:margin-bottom="0cm" table:align="margins" fo:keep-with-next="always"/>
    </style:style>
    <style:style style:name="Table24.A" style:family="table-column">
      <style:table-column-properties style:column-width="1.937cm" style:rel-column-width="7468*"/>
    </style:style>
    <style:style style:name="Table24.B" style:family="table-column">
      <style:table-column-properties style:column-width="3.671cm" style:rel-column-width="14151*"/>
    </style:style>
    <style:style style:name="Table24.C" style:family="table-column">
      <style:table-column-properties style:column-width="2.685cm" style:rel-column-width="10349*"/>
    </style:style>
    <style:style style:name="Table24.D" style:family="table-column">
      <style:table-column-properties style:column-width="8.707cm" style:rel-column-width="33567*"/>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data-style-name="N0">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data-style-name="N0">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4" style:family="table">
      <style:table-properties style:width="16.999cm" fo:margin-top="0cm" fo:margin-bottom="0cm" table:align="margins" fo:keep-with-next="always"/>
    </style:style>
    <style:style style:name="Table34.A" style:family="table-column">
      <style:table-column-properties style:column-width="4.249cm" style:rel-column-width="16382*"/>
    </style:style>
    <style:style style:name="Table34.D" style:family="table-column">
      <style:table-column-properties style:column-width="4.251cm" style:rel-column-width="16389*"/>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data-style-name="N0">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fo:keep-with-next="always"/>
    </style:style>
    <style:style style:name="Table40.A" style:family="table-column">
      <style:table-column-properties style:column-width="4.249cm" style:rel-column-width="16382*"/>
    </style:style>
    <style:style style:name="Table40.D" style:family="table-column">
      <style:table-column-properties style:column-width="4.251cm" style:rel-column-width="16389*"/>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data-style-name="N0">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41" style:family="table">
      <style:table-properties style:width="12.224cm" table:align="left" fo:keep-with-next="always"/>
    </style:style>
    <style:style style:name="Table41.A" style:family="table-column">
      <style:table-column-properties style:column-width="2.048cm"/>
    </style:style>
    <style:style style:name="Table41.B" style:family="table-column">
      <style:table-column-properties style:column-width="10.176cm"/>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2" style:family="table-row">
      <style:table-row-properties style:min-row-height="0.683cm"/>
    </style:style>
    <style:style style:name="Table41.A2" style:family="table-cell" style:data-style-name="N0">
      <style:table-cell-properties style:vertical-align="middle"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41.A4" style:family="table-cell">
      <style:table-cell-properties style:vertical-align="middle" fo:padding="0.097cm" fo:border-left="0.002cm solid #000000" fo:border-right="none" fo:border-top="none" fo:border-bottom="0.002cm solid #000000"/>
    </style:style>
    <style:style style:name="Table42" style:family="table">
      <style:table-properties style:width="16.999cm" table:align="margins" fo:keep-with-next="always"/>
    </style:style>
    <style:style style:name="Table42.A" style:family="table-column">
      <style:table-column-properties style:column-width="4.249cm" style:rel-column-width="16382*"/>
    </style:style>
    <style:style style:name="Table42.D" style:family="table-column">
      <style:table-column-properties style:column-width="4.251cm" style:rel-column-width="16389*"/>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data-style-name="N0">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fo:keep-with-next="always"/>
    </style:style>
    <style:style style:name="Table43.A" style:family="table-column">
      <style:table-column-properties style:column-width="4.249cm" style:rel-column-width="16382*"/>
    </style:style>
    <style:style style:name="Table43.D" style:family="table-column">
      <style:table-column-properties style:column-width="4.251cm" style:rel-column-width="16389*"/>
    </style:style>
    <style:style style:name="Table43.A1" style:family="table-cell">
      <style:table-cell-properties fo:padding="0.097cm" fo:border-left="0.002cm solid #000000" fo:border-right="none" fo:border-top="0.002cm solid #000000" fo:border-bottom="0.002cm solid #000000"/>
    </style:style>
    <style:style style:name="Table43.D1" style:family="table-cell">
      <style:table-cell-properties fo:padding="0.097cm" fo:border="0.002cm solid #000000"/>
    </style:style>
    <style:style style:name="Table43.A2" style:family="table-cell" style:data-style-name="N0">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none" fo:border-top="none" fo:border-bottom="0.002cm solid #000000"/>
    </style:style>
    <style:style style:name="Table43.D2" style:family="table-cell">
      <style:table-cell-properties fo:padding="0.097cm" fo:border-left="0.002cm solid #000000" fo:border-right="0.002cm solid #000000" fo:border-top="none" fo:border-bottom="0.002cm solid #000000"/>
    </style:style>
    <style:style style:name="Table44" style:family="table">
      <style:table-properties style:width="16.999cm" table:align="margins" fo:keep-with-next="always"/>
    </style:style>
    <style:style style:name="Table44.A" style:family="table-column">
      <style:table-column-properties style:column-width="4.249cm" style:rel-column-width="16382*"/>
    </style:style>
    <style:style style:name="Table44.D" style:family="table-column">
      <style:table-column-properties style:column-width="4.251cm" style:rel-column-width="16389*"/>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data-style-name="N0">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none" fo:border-top="none" fo:border-bottom="0.002cm solid #000000"/>
    </style:style>
    <style:style style:name="Table44.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 style:family="table">
      <style:table-properties style:width="16.999cm" fo:margin-top="0cm" fo:margin-bottom="0.499cm" table:align="margins"/>
    </style:style>
    <style:style style:name="Table3.A" style:family="table-column">
      <style:table-column-properties style:column-width="4.249cm" style:rel-column-width="16384*"/>
    </style:style>
    <style:style style:name="Table3.C"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3.B4" style:family="table-cell" style:data-style-name="N0">
      <style:table-cell-properties fo:padding="0.097cm" fo:border-left="0.002cm solid #000000" fo:border-right="none"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5" style:family="table">
      <style:table-properties style:width="16.933cm" fo:margin-top="0cm" fo:margin-bottom="0cm" table:align="left" fo:keep-with-next="always"/>
    </style:style>
    <style:style style:name="Table45.A" style:family="table-column">
      <style:table-column-properties style:column-width="1.93cm"/>
    </style:style>
    <style:style style:name="Table45.B" style:family="table-column">
      <style:table-column-properties style:column-width="3.657cm"/>
    </style:style>
    <style:style style:name="Table45.C" style:family="table-column">
      <style:table-column-properties style:column-width="2.674cm"/>
    </style:style>
    <style:style style:name="Table45.D" style:family="table-column">
      <style:table-column-properties style:column-width="8.673cm"/>
    </style:style>
    <style:style style:name="Table45.A1" style:family="table-cell">
      <style:table-cell-properties fo:padding="0.097cm" fo:border-left="0.002cm solid #000000" fo:border-right="none" fo:border-top="0.002cm solid #000000" fo:border-bottom="0.002cm solid #000000"/>
    </style:style>
    <style:style style:name="Table45.D1" style:family="table-cell">
      <style:table-cell-properties fo:padding="0.097cm" fo:border="0.002cm solid #000000"/>
    </style:style>
    <style:style style:name="Table45.A2" style:family="table-cell" style:data-style-name="N0">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none" fo:border-top="none" fo:border-bottom="0.002cm solid #000000"/>
    </style:style>
    <style:style style:name="Table45.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normal" style:font-style-asian="normal" style:font-style-complex="normal"/>
    </style:style>
    <style:style style:name="P4" style:family="paragraph" style:parent-style-name="Table_20_Contents">
      <style:text-properties fo:font-style="normal" style:text-underline-style="none"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color="#ff0000"/>
    </style:style>
    <style:style style:name="P7" style:family="paragraph" style:parent-style-name="Text_20_body">
      <style:text-properties fo:color="#dc2300"/>
    </style:style>
    <style:style style:name="P8" style:family="paragraph" style:parent-style-name="Table_20_Heading">
      <style:text-properties fo:font-style="normal" style:font-style-asian="normal" style:font-style-complex="normal"/>
    </style:style>
    <style:style style:name="P9" style:family="paragraph" style:parent-style-name="Contents_20_1">
      <style:paragraph-properties>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ext_20_body" style:list-style-name="L1">
      <style:text-properties fo:color="#dc2300"/>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text-properties fo:font-style="italic" style:font-style-asian="italic" style:font-style-complex="italic"/>
    </style:style>
    <style:style style:name="P20" style:family="paragraph" style:parent-style-name="Table_20_Contents">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T5" style:family="text">
      <style:text-properties style:font-name="Times New Roman" style:font-name-asian="Times New Roman" style:font-name-complex="Times New Roman"/>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1-02-22T00:11:56.99">2/22/11</text:date>, Richard Olsson, Away3D team</text:p>
      <text:p text:style-name="Text_20_body"/>
      <text:p text:style-name="Text_20_body"/>
      <text:p text:style-name="P7">This is a work-in-progress draft of the file format specification for the binary (second-generation) Away3D data format (AWD). Any community feedback is welcome at http://groups.google.com/group/away3d-dev or to r@richardolsson.se.</text:p>
      <text:p text:style-name="P7">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7">All feedback is welcome, but these points are particularly interesting at this time:</text:p>
      <text:list xml:id="list648076640" text:style-name="L1">
        <text:list-item>
          <text:p text:style-name="P13">Namespaces: General thoughts on the need for namespaces?</text:p>
        </text:list-item>
        <text:list-item>
          <text:p text:style-name="P13">Material architecture: Any community feedback or wishes for features are welcome.</text:p>
        </text:list-item>
        <text:list-item>
          <text:p text:style-name="P13">Animation architecture: Any community feedback or wishes for features are welcome.</text:p>
        </text:list-item>
        <text:list-item>
          <text:p text:style-name="P13">Command blocks: Any community feedback is welcome.</text:p>
        </text:list-item>
        <text:list-item>
          <text:p text:style-name="P13">Limitations (see Part III): Any part of the format where limits need to be lifted?</text:p>
        </text:list-item>
        <text:list-item>
          <text:p text:style-name="P13">Paths, number of steps per segment? Should it be defined per instance or per path data?</text:p>
        </text:list-item>
      </text:list>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9">Part I: Introduction </text:p>
          <text:p text:style-name="P10">What is AWD?<text:tab/>3</text:p>
          <text:p text:style-name="P10">What is Away3D?<text:tab/>3</text:p>
          <text:p text:style-name="P10">AWD Design intentions<text:tab/>3</text:p>
          <text:p text:style-name="P10">What about old-school AWD?<text:tab/>4</text:p>
          <text:p text:style-name="P10">How to read this document<text:tab/>4</text:p>
          <text:p text:style-name="P12">For encoder implementers<text:tab/>4</text:p>
          <text:p text:style-name="P12">For parser implementers<text:tab/>4</text:p>
          <text:p text:style-name="P12">For those looking to extend the format<text:tab/>5</text:p>
          <text:p text:style-name="P12">Terminology<text:tab/>5</text:p>
          <text:p text:style-name="P9">Part II: File format specification </text:p>
          <text:p text:style-name="P10">Top-level structure of an AWD document<text:tab/>6</text:p>
          <text:p text:style-name="P12">File header<text:tab/>6</text:p>
          <text:p text:style-name="P12">File body<text:tab/>7</text:p>
          <text:p text:style-name="P12">Streaming AWD<text:tab/>8</text:p>
          <text:p text:style-name="P12">Compression<text:tab/>8</text:p>
          <text:p text:style-name="P10">The Data Block concept<text:tab/>9</text:p>
          <text:p text:style-name="P12">Anatomy of a block<text:tab/>9</text:p>
          <text:p text:style-name="P12">Block IDs and addressing<text:tab/>10</text:p>
          <text:p text:style-name="P12">Block namespaces<text:tab/>10</text:p>
          <text:p text:style-name="P12">Block types<text:tab/>10</text:p>
          <text:p text:style-name="P10">Geometry blocks<text:tab/>11</text:p>
          <text:p text:style-name="P12">MeshData<text:tab/>11</text:p>
          <text:p text:style-name="P12">PathData<text:tab/>13</text:p>
          <text:p text:style-name="P10">Scene object blocks<text:tab/>15</text:p>
          <text:p text:style-name="P12">Scene<text:tab/>15</text:p>
          <text:p text:style-name="P12">Container<text:tab/>15</text:p>
          <text:p text:style-name="P12">Primitive<text:tab/>16</text:p>
          <text:p text:style-name="P12">Light<text:tab/>17</text:p>
          <text:p text:style-name="P12">Camera<text:tab/>18</text:p>
          <text:p text:style-name="P12">SoundEmitter<text:tab/>18</text:p>
          <text:p text:style-name="P12">MeshInstance<text:tab/>19</text:p>
          <text:p text:style-name="P12">PathInstance<text:tab/>20</text:p>
          <text:p text:style-name="P10">Partitioning blocks<text:tab/>20</text:p>
          <text:p text:style-name="P12">BSPTree<text:tab/>20</text:p>
          <text:p text:style-name="P12">OctTree<text:tab/>20</text:p>
          <text:p text:style-name="P10">Material blocks<text:tab/>21</text:p>
          <text:p text:style-name="P12">Texture block<text:tab/>21</text:p>
          <text:p text:style-name="P12">Shader block<text:tab/>21</text:p>
          <text:p text:style-name="P12">Material block<text:tab/>21</text:p>
          <text:p text:style-name="P10">Animation blocks<text:tab/>21</text:p>
          <text:p text:style-name="P12">Skeleton<text:tab/>21</text:p>
          <text:p text:style-name="P12">MeshMorphTarget<text:tab/>21</text:p>
          <text:p text:style-name="P10">Command blocks<text:tab/>22</text:p>
          <text:p text:style-name="P12">General structure of command blocks<text:tab/>22</text:p>
          <text:p text:style-name="P12">Commands<text:tab/>22</text:p>
          <text:p text:style-name="P10">Namespace blocks<text:tab/>23</text:p>
          <text:p text:style-name="P10">Field types and special values<text:tab/>24</text:p>
          <text:p text:style-name="P12">Numbers<text:tab/>24</text:p>
          <text:p text:style-name="P12">Booleans and true/false values<text:tab/>25</text:p>
          <text:p text:style-name="P12">Byte arrays<text:tab/>25</text:p>
          <text:p text:style-name="P12">Strings<text:tab/>25</text:p>
          <text:p text:style-name="P12">Vectors and matrices<text:tab/>25</text:p>
          <text:p text:style-name="P12">Addresses<text:tab/>26</text:p>
          <text:p text:style-name="P12">Colors<text:tab/>26</text:p>
          <text:p text:style-name="P12">Attributes<text:tab/>26</text:p>
          <text:p text:style-name="P12">References and null values<text:tab/>28</text:p>
          <text:p text:style-name="P9">Part III: Using AWD </text:p>
          <text:p text:style-name="P10">Official AWD tools<text:tab/>29</text:p>
          <text:p text:style-name="P12">AWD SDK<text:tab/>29</text:p>
          <text:p text:style-name="P12">Official importer/exporter implementations<text:tab/>29</text:p>
          <text:p text:style-name="P10">Extending the AWD format<text:tab/>29</text:p>
          <text:p text:style-name="P12">User attributes<text:tab/>30</text:p>
          <text:p text:style-name="P12">User blocks<text:tab/>30</text:p>
          <text:p text:style-name="P12">Namespaces in AWD<text:tab/>30</text:p>
          <text:p text:style-name="P10">Parsing an AWD document<text:tab/>31</text:p>
          <text:p text:style-name="P12">Handling block references<text:tab/>31</text:p>
          <text:p text:style-name="P12">Handling unrecognized elements<text:tab/>31</text:p>
          <text:p text:style-name="P12">Parsing extended AWD documents<text:tab/>31</text:p>
          <text:p text:style-name="P10">AWD Limitations<text:tab/>32</text:p>
          <text:p text:style-name="P12">General limitations<text:tab/>32</text:p>
          <text:p text:style-name="P12">AWD data type limitations<text:tab/>32</text:p>
          <text:p text:style-name="P12">Geometry limitations<text:tab/>32</text:p>
          <text:p text:style-name="P10">AWD Structure examples<text:tab/>33</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2" text:outline-level="2">What is Away3D?</text:h>
      <text:p text:style-name="Text_20_body">Away3D is a real-time 3D engine designed for ActionScript 3 and the Adobe Flash Platform. It is free and open-source and can be downloaded from www.away3d.com. See the website for more information.</text:p>
      <text:h text:style-name="Heading_20_2" text:outline-level="2">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 verbose for the purpose of using them with Away3D. </text:p>
      <text:p text:style-name="Text_20_body">In addition to this goal, AWD has been designed to be web and Flash friendly, meaning it needs to meet tough file size requirements, while not being to expensive to parse. Focus is on parsing performance over generation performance.</text:p>
      <text:p text:style-name="Text_20_body">The main goals of AWD and reasons for creating it are:</text:p>
      <text:list xml:id="list977024380" text:style-name="L2">
        <text:list-item>
          <text:p text:style-name="P14">Support all the features of Away3D so that an entire Away3D scene can be transferred using AWD, but don't jump through hoops trying to be more than that.</text:p>
        </text:list-item>
        <text:list-item>
          <text:p text:style-name="P14">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14"><text:soft-page-break/>Be extendable. Away3D is a constantly evolving engine, and the supporting file format needs to be able to keep up the pace.</text:p>
        </text:list-item>
        <text:list-item>
          <text:p text:style-name="P14">Be backwards (and forwards) compatible by defining a solid base format, and allowing for 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2" text:outline-level="2">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in Part III. The section called "Official AWD tools" might also contain information that is relevant to parser implementers.</text:p>
      <text:p text:style-name="Text_20_body"><text:soft-page-break/>Whenever the expressions SHOULD or SHOULD NOT are used in a context that describes the structure of an AWD file or the behavior of a parser, the parser is encouraged to comply but not required to do so.</text:p>
      <text:p text:style-name="Text_20_body">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3">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DEFLATE</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text:p>
          </table:table-cell>
          <table:table-cell table:style-name="Table26.A2" office:value-type="string">
            <text:p text:style-name="Table_20_Contents">0x0002</text:p>
          </table:table-cell>
          <table:table-cell table:style-name="Table26.A2" office:value-type="string">
            <text:p text:style-name="Table_20_Contents">Optimize for accuracy</text:p>
          </table:table-cell>
          <table:table-cell table:style-name="Table26.D2" office:value-type="string">
            <text:p text:style-name="Text_20_body">Defines optimization method. If set, this bit indicates that the file is optimized for accuracy meaning that all mesh data stream values must be doubled in size (<text:span text:style-name="T1">int16</text:span> becomes <text:span text:style-name="T1">int32</text:span> <text:s/>and <text:span text:style-name="T1">float32</text:span> becomes <text:span text:style-name="T1">float64</text:span>). This bit unset means optimize for file size which is the default.</text:p>
          </table:table-cell>
        </table:table-row>
        <table:table-row>
          <table:table-cell table:style-name="Table26.A2" office:value-type="string">
            <text:p text:style-name="Table_20_Contents">02 -</text:p>
            <text:p text:style-name="Table_20_Contents">15 </text:p>
          </table:table-cell>
          <table:table-cell table:style-name="Table26.A2" office:value-type="string">
            <text:p text:style-name="Table_20_Contents">0x0004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text:soft-page-break/>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in mind. Block references are required to always point backwards (to a previously declared block) 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DEFLATE compression</text:h>
      <text:p text:style-name="Text_20_body">The DEFLATE compression algorithm is used by the very popular ZIP and GZIP compression file formats and provides a fairly efficient compression at low decompression performance costs. DEFLATE is natively supported by many environments, including Flash Player. This means that in many cases (one of which is indeed the Flash Player) DEFLATE is an excellent trade-off between file size and compression speed. In Flash Player particularly, native decompression of DEFLATE can be several orders of magnitude faster than decoding other formats using implementations in ActionScript 3.</text:p>
      <text:p text:style-name="Focus_20_point">Use DEFLATE when the size of a file is important, but the network connection is believed to be so fast that the size of the file is less important than the time it takes to decode it.</text:p>
      <text:p text:style-name="Text_20_body">In a deflated AWD file, the body is the exact output from gzip without leading or trailing meta-data, which means it can be handed straight to a DEFLATE decoding (inflating) machine.</text:p>
      <text:h text:style-name="Heading_20_4" text:outline-level="4">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DEFLATE.</text:p>
      <text:p text:style-name="Focus_20_point">Use LZMA for very large files or when network transfer speed is believed to be the bottle-neck rather than processing speed.</text:p>
      <text:p text:style-name="Text_20_body"><text:soft-page-break/>The LZMA compression is very configurable, and hence requires some meta-data to be stored for the compressed body data to be correctly decompressed. The first five bytes of the body data in an LZMA-compressed AWD file are the LZMA properties encoded as per the LZMA standard. Following these is a 32-bit integer defining the length of the uncompressed body, again required by the LZMA decoding algorithm. The below table describes the body structure of an LZMA-compressed AWD file.</text:p>
      <table:table table:name="Table27" table:style-name="Table27">
        <table:table-column table:style-name="Table27.A" table:number-columns-repeated="3"/>
        <table:table-column table:style-name="Table27.D"/>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float" office:value="0">
            <text:p text:style-name="Table_20_Contents">0</text:p>
          </table:table-cell>
          <table:table-cell table:style-name="Table27.B2" office:value-type="string">
            <text:p text:style-name="Table_20_Contents">5</text:p>
          </table:table-cell>
          <table:table-cell table:style-name="Table27.B2" office:value-type="string">
            <text:p text:style-name="P1">ByteArray</text:p>
          </table:table-cell>
          <table:table-cell table:style-name="Table27.D2" office:value-type="string">
            <text:p text:style-name="Table_20_Contents">LZMA properties encoded according to the LZMA standard.</text:p>
          </table:table-cell>
        </table:table-row>
        <table:table-row>
          <table:table-cell table:style-name="Table27.B2" office:value-type="string">
            <text:p text:style-name="Table_20_Contents">5</text:p>
          </table:table-cell>
          <table:table-cell table:style-name="Table27.B2" office:value-type="string">
            <text:p text:style-name="Table_20_Contents">4</text:p>
          </table:table-cell>
          <table:table-cell table:style-name="Table27.B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B2" office:value-type="string">
            <text:p text:style-name="Table_20_Contents">9</text:p>
          </table:table-cell>
          <table:table-cell table:style-name="Table27.B2" office:value-type="string">
            <text:p text:style-name="Table_20_Contents">Variable</text:p>
          </table:table-cell>
          <table:table-cell table:style-name="Table27.B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ext:soft-page-break/>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4" text:name="Table" text:formula="ooow:Table+1" style:num-format="1">5</text:sequence>: Block header</text:p>
      <text:p text:style-name="Text_20_body">The body of a block varies and can theoretically be anything. Generally, the top-level structure of a block usually resembles the following, including the already mentioned header:</text:p>
      <text:list xml:id="list1978783182" text:style-name="L3">
        <text:list-item>
          <text:p text:style-name="P15">Block header: 10 bytes structured according to the table above, defining block ID, namespace, type and length.</text:p>
        </text:list-item>
        <text:list-item>
          <text:p text:style-name="P15">Basic required values: a static condensed list of value-only fields where the order and semantics are defined explicitly by the AWD file format specification and where every value is required.</text:p>
        </text:list-item>
        <text:list-item>
          <text:p text:style-name="P15">Optional properties: a dynamic list of key/value pairs defined by the AWD file format specification. See the section “Numeric Attributes” for more info.</text:p>
        </text:list-item>
        <text:list-item>
          <text:p text:style-name="P15">User attributes: A dynamic list of arbitrary key/value pairs. These can be used for app-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Even if a block is never referenced, it must still have an ID.</text:p>
      <text:p text:style-name="Text_20_body">Block IDs start at 1 and must be incremented a single step for every new block (so that the ID of the second block is 2, and the ID of the fifth block is 5.) The zero ID must not be used as a block ID since zero in a reference field means Null (no block).</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text:soft-page-break/>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MeshData</text:p>
          </table:table-cell>
          <table:table-cell table:style-name="Table4.D2" table:number-rows-spanne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B2" office:value-type="float" office:value="2">
            <text:p text:style-name="Table_20_Contents">2</text:p>
          </table:table-cell>
          <table:table-cell table:style-name="Table4.C2" office:value-type="string">
            <text:p text:style-name="Table_20_Contents">PathDat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8"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3">
            <text:p text:style-name="Table_20_Contents">23</text:p>
          </table:table-cell>
          <table:table-cell table:style-name="Table4.C2" office:value-type="string">
            <text:p text:style-name="Table_20_Contents">Primitiv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4">
            <text:p text:style-name="Table_20_Contents">24</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5">
            <text:p text:style-name="Table_20_Contents">25</text:p>
          </table:table-cell>
          <table:table-cell table:style-name="Table4.C2" office:value-type="string">
            <text:p text:style-name="Table_20_Contents">Pat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amp</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3">
            <text:p text:style-name="Table_20_Contents">43</text:p>
          </table:table-cell>
          <table:table-cell table:style-name="Table4.C2" office:value-type="string">
            <text:p text:style-name="Table_20_Contents">Sound3D</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61">
            <text:p text:style-name="Table_20_Contents">61</text:p>
          </table:table-cell>
          <table:table-cell table:style-name="Table4.C2" office:value-type="string">
            <text:p text:style-name="Table_20_Contents">BSPTree</text:p>
          </table:table-cell>
          <table:table-cell table:style-name="Table4.D2" table:number-rows-spanned="2" office:value-type="string">
            <text:p text:style-name="Standard">Partitioning</text:p>
          </table:table-cell>
        </table:table-row>
        <table:table-row table:style-name="Table4.2">
          <table:table-cell table:style-name="Table4.A2" office:value-type="string">
            <text:p text:style-name="Table_20_Contents">0</text:p>
          </table:table-cell>
          <table:table-cell table:style-name="Table4.B2" office:value-type="float" office:value="62">
            <text:p text:style-name="Table_20_Contents">62</text:p>
          </table:table-cell>
          <table:table-cell table:style-name="Table4.C2" office:value-type="string">
            <text:p text:style-name="Table_20_Contents">OctTre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Material</text:p>
          </table:table-cell>
          <table:table-cell table:style-name="Table4.D1" table:number-rows-spanned="3"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3">
            <text:p text:style-name="Table_20_Contents">83</text:p>
          </table:table-cell>
          <table:table-cell table:style-name="Table4.C2" office:value-type="string">
            <text:p text:style-name="Table_20_Contents">Shader</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2"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MeshMorphTarget</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3</text:p>
          </table:table-cell>
          <table:table-cell table:style-name="Table4.C2" office:value-type="string">
            <text:p text:style-name="Table_20_Contents">Command</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Namespace</text:p>
          </table:table-cell>
          <table:covered-table-cell/>
        </table:table-row>
      </table:table>
      <text:p text:style-name="Table">Table <text:sequence text:ref-name="refTable5" text:name="Table" text:formula="ooow:Table+1" style:num-format="1">6</text:sequence>: Block types, type ID's (with namespaces) and categories</text:p>
      <text:p text:style-name="Text_20_body"/>
      <text:h text:style-name="Heading_20_2" text:outline-level="2">Geometry blocks</text:h>
      <text:h text:style-name="Heading_20_3" text:outline-level="3">MeshData</text:h>
      <text:p text:style-name="Text_20_body">MeshData blocks contain geometry data for regular triangle meshes. They are split into sub-meshes which in turn contain a number of data streams that define the geometry. A mesh data block can be referenced by several mesh instances in a scene, so that the same geometry data is used to render several objects saving memory.</text:p>
      <text:p text:style-name="Text_20_body">The top-level structure of a mesh data block is defined by this table:</text:p>
      <table:table table:name="Table7" table:style-name="Table7">
        <table:table-column table:style-name="Table7.A" table:number-columns-repeated="3"/>
        <table:table-column table:style-name="Table7.D"/>
        <text:soft-page-break/>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Mesh data properties (unused in this version.)</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6" text:name="Table" text:formula="ooow:Table+1" style:num-format="1">7</text:sequence>: Top-level structure of a MeshData block</text:p>
      <text:p text:style-name="Text_20_body">The numeric properties of a mesh data are defined by the table below. At the present, the only two properties are related to binding the mesh to a skeleton.</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Table_20_Heading">ID</text:p>
          </table:table-cell>
          <table:table-cell table:style-name="Table45.A1" office:value-type="string">
            <text:p text:style-name="Table_20_Heading">Name</text:p>
          </table:table-cell>
          <table:table-cell table:style-name="Table45.A1" office:value-type="string">
            <text:p text:style-name="Table_20_Heading">Type</text:p>
          </table:table-cell>
          <table:table-cell table:style-name="Table45.D1" office:value-type="string">
            <text:p text:style-name="Table_20_Heading">Description</text:p>
          </table:table-cell>
        </table:table-row>
        <table:table-row>
          <table:table-cell table:style-name="Table45.A2" office:value-type="float" office:value="1">
            <text:p text:style-name="Table_20_Contents">1</text:p>
          </table:table-cell>
          <table:table-cell table:style-name="Table45.B2" office:value-type="string">
            <text:p text:style-name="Table_20_Contents">Skeleton</text:p>
          </table:table-cell>
          <table:table-cell table:style-name="Table45.B2" office:value-type="string">
            <text:p text:style-name="Table_20_Contents">BlockAddr</text:p>
          </table:table-cell>
          <table:table-cell table:style-name="Table45.D2" office:value-type="string">
            <text:p text:style-name="Table_20_Contents">The ID of the skeleton to which this mesh is bound. A single mesh can only be bound to one skeleton, but a single skeleton can be used for several meshes.</text:p>
          </table:table-cell>
        </table:table-row>
      </table:table>
      <text:p text:style-name="Table">Table <text:sequence text:ref-name="refTable33" text:name="Table" text:formula="ooow:Table+1" style:num-format="1">8</text:sequence>: MeshData block properties.</text:p>
      <text:p text:style-name="Text_20_body">If the skeleton property (ID=1) is defined and has a value that is greater than zero, that value is assumed to be the address of a skeleton block that has occurred earlier in the document. The mesh is then said to be "bound" to that skeleton. For bound meshes to actually be affected by the skeleton, the the joint index and joint weight data streams need to be added to all relevant sub-meshes.</text:p>
      <text:h text:style-name="Heading_20_4" text:outline-level="4">Sub-meshes</text:h>
      <text:p text:style-name="Text_20_body">A sub-mesh is a per-material division of a mesh. Sub-meshes are also used by Away3D to split meshes into buffers that do not exceed platform buffer size limits. Sub-meshes in turn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float" office:value="0">
            <text:p text:style-name="Table_20_Contents">0</text:p>
          </table:table-cell>
          <table:table-cell table:style-name="Table8.A2" office:value-type="float" office:value="4">
            <text:p text:style-name="Table_20_Contents">4</text:p>
          </table:table-cell>
          <table:table-cell table:style-name="Table8.C2" office:value-type="string">
            <text:p text:style-name="P1">BlockAddr</text:p>
          </table:table-cell>
          <table:table-cell table:style-name="Table8.D2" office:value-type="string">
            <text:p text:style-name="Table_20_Contents">Block ID of material to be used for this sub-mesh.</text:p>
          </table:table-cell>
        </table:table-row>
        <table:table-row>
          <table:table-cell table:style-name="Table8.A2" office:value-type="float" office:value="4">
            <text:p text:style-name="Table_20_Contents">4</text:p>
          </table:table-cell>
          <table:table-cell table:style-name="Table8.A2" office:value-type="float" office:value="4">
            <text:p text:style-name="Table_20_Contents">4</text:p>
          </table:table-cell>
          <table:table-cell table:style-name="Table8.C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float" office:value="8">
            <text:p text:style-name="Table_20_Contents">8</text:p>
          </table:table-cell>
          <table:table-cell table:style-name="Table8.C2" office:value-type="string">
            <text:p text:style-name="Table_20_Contents">Variable</text:p>
          </table:table-cell>
          <table:table-cell table:style-name="Table8.C2" office:value-type="string">
            <text:p text:style-name="Table_20_Contents">List of <text:span text:style-name="T1">DataStream</text:span> </text:p>
          </table:table-cell>
          <table:table-cell table:style-name="Table8.D2" office:value-type="string">
            <text:p text:style-name="Table_20_Contents">Mesh data streams</text:p>
          </table:table-cell>
        </table:table-row>
      </table:table>
      <text:p text:style-name="Table">Table <text:sequence text:ref-name="refTable7" text:name="Table" text:formula="ooow:Table+1" style:num-format="1">9</text:sequence>: Structure of a MeshData block sub-mesh</text:p>
      <text:p text:style-name="Text_20_body">A sub-mesh can contain any number of data streams (as long as it does not exceed the size limit inherited by the 32-bit length field) but only a single stream of each type.</text:p>
      <text:h text:style-name="Heading_20_4" text:outline-level="4"><text:soft-page-break/>Data streams</text:h>
      <text:p text:style-name="Text_20_body">A data stream is a condensed sequence of geometry data, such as vertex positions, UV coordinates 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A2" office:value-type="float" office:value="1">
            <text:p text:style-name="Table_20_Contents">1</text:p>
          </table:table-cell>
          <table:table-cell table:style-name="Table9.A2" office:value-type="float" office:value="4">
            <text:p text:style-name="Table_20_Contents">4</text:p>
          </table:table-cell>
          <table:table-cell table:style-name="Table9.C2" office:value-type="string">
            <text:p text:style-name="Table_20_Contents">uint32</text:p>
          </table:table-cell>
          <table:table-cell table:style-name="Table9.D2" office:value-type="string">
            <text:p text:style-name="Table_20_Contents">Length of data stream in bytes</text:p>
          </table:table-cell>
        </table:table-row>
        <table:table-row>
          <table:table-cell table:style-name="Table9.A2" office:value-type="float" office:value="5">
            <text:p text:style-name="Table_20_Contents">5</text:p>
          </table:table-cell>
          <table:table-cell table:style-name="Table9.C2" office:value-type="string">
            <text:p text:style-name="Table_20_Contents">Variable</text:p>
          </table:table-cell>
          <table:table-cell table:style-name="Table9.C2" office:value-type="string">
            <text:p text:style-name="Table_20_Contents">List of float32/int16</text:p>
          </table:table-cell>
          <table:table-cell table:style-name="Table9.D2" office:value-type="string">
            <text:p text:style-name="Table_20_Contents">Data stream contents</text:p>
          </table:table-cell>
        </table:table-row>
      </table:table>
      <text:p text:style-name="Table">Table <text:sequence text:ref-name="refTable8" text:name="Table" text:formula="ooow:Table+1" style:num-format="1">10</text:sequence>: MeshData data stream structure</text:p>
      <text:p text:style-name="Focus_20_point"><text:span text:style-name="Strong_20_Emphasis">NOTE:</text:span> When the <text:span text:style-name="T1">optimize for accuracy</text:span> flag is set in the file header, the data stream accuracy is increased by using alternate data types in the stream. The above table defines the defaults. See the table below for both variations.</text:p>
      <text:p text:style-name="Text_20_body">The data type of items in a data stream varies between stream types, where certain streams require floating point accuracy whereas other are integers by definition. The following table defines expected item type per stream type, in both optimization mode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ID</text:p>
          </table:table-cell>
          <table:table-cell table:style-name="Table15.A1" office:value-type="string">
            <text:p text:style-name="Table_20_Heading">Stream type</text:p>
          </table:table-cell>
          <table:table-cell table:style-name="Table15.A1" office:value-type="string">
            <text:p text:style-name="Table_20_Heading">Optimize for size (default)</text:p>
          </table:table-cell>
          <table:table-cell table:style-name="Table15.D1" office:value-type="string">
            <text:p text:style-name="Table_20_Heading">Optimize for accuracy (“wid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4</text:p>
          </table:table-cell>
          <table:table-cell table:style-name="Table15.B2" office:value-type="string">
            <text:p text:style-name="Table_20_Contents">Vertex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5</text:p>
          </table:table-cell>
          <table:table-cell table:style-name="Table15.B2" office:value-type="string">
            <text:p text:style-name="Table_20_Contents">Vertex tangent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6</text:p>
          </table:table-cell>
          <table:table-cell table:style-name="Table15.B2" office:value-type="string">
            <text:p text:style-name="Table_20_Contents">Face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7</text:p>
          </table:table-cell>
          <table:table-cell table:style-name="Table15.B2" office:value-type="string">
            <text:p text:style-name="Table_20_Contents">Joint index</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B2" office:value-type="string">
            <text:p text:style-name="Table_20_Contents">8</text:p>
          </table:table-cell>
          <table:table-cell table:style-name="Table15.B2" office:value-type="string">
            <text:p text:style-name="Table_20_Contents">Joint weight</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
      <text:p text:style-name="Table">Table <text:sequence text:ref-name="refTable9" text:name="Table" text:formula="ooow:Table+1" style:num-format="1">11</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face normals, vertex normals, and vertex tangents data streams</text:h>
      <text:p text:style-name="Text_20_body">All these streams consist of a flattened serialized list of 3-dimensional vectors as floating point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text:soft-page-break/>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h text:style-name="Heading_20_5" text:outline-level="5"><text:span text:style-name="T2">Content structure of Joint index and weight streams</text:span></text:h>
      <text:p text:style-name="Text_20_body"><text:span text:style-name="T2">The joint index and joint weight streams are used to bind the vertices of a mesh to a joint in a skeleton. They must have the same length. </text:span></text:p>
      <text:p text:style-name="Focus_20_point"><text:span text:style-name="T2">NOTE: The skeleton property of the mesh data block defines which skeleton the mesh is bound to. The joint index and weight streams define how that binding is weighted.</text:span></text:p>
      <text:p text:style-name="Text_20_body"><text:span text:style-name="T2">The number of joints that affect a vertex needs to be constant throughout the mesh, which means that the number of values in these streams are even multiples of the number of vertices in the mesh. For the sake of example, lets define N as the number of joints per vertex. If N=2, that means that each vertex can be bound to two joints.</text:span></text:p>
      <text:p text:style-name="Text_20_body"><text:span text:style-name="T2">For each vertex in the vertex data stream, N joint weights are stored in the joint weight stream. At the corresponding index in the joint index stream is a reference to which joint this weight concerns, stored as an index into the list of joints in the skeleton.</text:span></text:p>
      <text:p text:style-name="Text_20_body"><text:span text:style-name="T2">Continuing the example of N=2, consider the following two streams:</text:span></text:p>
      <text:p text:style-name="P19"><text:tab/>Joint indices: 0, 1, 3, 0</text:p>
      <text:p text:style-name="P19"><text:tab/>Joint weights: 0.5, 0.7, 0.2, 0</text:p>
      <text:p text:style-name="Text_20_body"><text:span text:style-name="T2">The joint weights for the first vertex in the vertex stream are defined by the first two numbers in these streams (since N=2). The first joint to which this vertex is bound is the one with index 0, and the bind is weighted at 0.5. The same vertex is also bound to joint 1, for which the weight is 0.7.</text:span></text:p>
      <text:p text:style-name="Text_20_body"><text:span text:style-name="T2">The second pair in each stream defines the two bindings for the second vertex of this sub-mesh. In this example, this vertex is bound to joint 3 which is weighted at 0.2, and also to joint 0. Note however that this last binding has zero weight, which in practice means that it can be ignored.</text:span></text:p>
      <text:p text:style-name="Text_20_body"><text:span text:style-name="T2">Since AWD enforces a constant number of joints per vertex, there can often be cases where it is possible to bind more joints to a vertex than what is necessary for that vertex. In those cases the index can be set to any number, and the weight to zero as in the example above.</text:span></text:p>
      <text:h text:style-name="Heading_20_3" text:outline-level="3">PathData</text:h>
      <text:p text:style-name="Text_20_body">PathData blocks define a path as a Bezier curve, which can then be used either to display the path (using a PathInstance block) or as an animation path. Using the same approach as the MeshData block, a path is defined as a series of sub-paths with data streams.</text:p>
      <table:table table:name="Table30" table:style-name="Table30">
        <table:table-column table:style-name="Table30.A" table:number-columns-repeated="3"/>
        <table:table-column table:style-name="Table30.D"/>
        <text:soft-page-break/>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string">
            <text:p text:style-name="Table_20_Contents">0</text:p>
          </table:table-cell>
          <table:table-cell table:style-name="Table30.A2" office:value-type="string">
            <text:p text:style-name="Table_20_Contents">Variable</text:p>
          </table:table-cell>
          <table:table-cell table:style-name="Table30.A2" office:value-type="string">
            <text:p text:style-name="P1">VarString</text:p>
          </table:table-cell>
          <table:table-cell table:style-name="Table30.D2" office:value-type="string">
            <text:p text:style-name="Table_20_Contents">Look-up name.</text:p>
          </table:table-cell>
        </table:table-row>
        <table:table-row>
          <table:table-cell table:style-name="Table30.A2" office:value-type="string">
            <text:p text:style-name="Table_20_Contents">Variable</text:p>
          </table:table-cell>
          <table:table-cell table:style-name="Table30.A2" office:value-type="string">
            <text:p text:style-name="Table_20_Contents">2</text:p>
          </table:table-cell>
          <table:table-cell table:style-name="Table30.A2" office:value-type="string">
            <text:p text:style-name="P1">uint16</text:p>
          </table:table-cell>
          <table:table-cell table:style-name="Table30.D2" office:value-type="string">
            <text:p text:style-name="Table_20_Contents">Number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Table_20_Contents">List of <text:span text:style-name="T1">SubPath</text:span> </text:p>
          </table:table-cell>
          <table:table-cell table:style-name="Table30.D2" office:value-type="string">
            <text:p text:style-name="Table_20_Contents">List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NumAttrList</text:p>
          </table:table-cell>
          <table:table-cell table:style-name="Table30.D2" office:value-type="string">
            <text:p text:style-name="Table_20_Contents">Path data properties (unused in this version.)</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UserAttrList</text:p>
          </table:table-cell>
          <table:table-cell table:style-name="Table30.D2" office:value-type="string">
            <text:p text:style-name="Table_20_Contents">User attributes.</text:p>
          </table:table-cell>
        </table:table-row>
      </table:table>
      <text:p text:style-name="Table">Table <text:sequence text:ref-name="refTable10" text:name="Table" text:formula="ooow:Table+1" style:num-format="1">12</text:sequence>: Top-level structure of a PathData block</text:p>
      <text:h text:style-name="Heading_20_4" text:outline-level="4">Sub-paths</text:h>
      <text:p text:style-name="Text_20_body">Sub-paths are per-material divisions of the path, and contain data streams that define the actual path geometry. The ID of the material to use for the path is defined in the sub-path as well as the length of the sub-path data. For paths that are not rendered (e.g. used only as an animation path) the material can safely be set to null.</text:p>
      <table:table table:name="Table31" table:style-name="Table31">
        <table:table-column table:style-name="Table31.A" table:number-columns-repeated="3"/>
        <table:table-column table:style-name="Table31.D"/>
        <table:table-row>
          <table:table-cell table:style-name="Table31.A1" office:value-type="string">
            <text:p text:style-name="Table_20_Heading">Offset</text:p>
          </table:table-cell>
          <table:table-cell table:style-name="Table31.A1" office:value-type="string">
            <text:p text:style-name="Table_20_Heading">Siz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float" office:value="0">
            <text:p text:style-name="Table_20_Contents">0</text:p>
          </table:table-cell>
          <table:table-cell table:style-name="Table31.A2" office:value-type="float" office:value="4">
            <text:p text:style-name="Table_20_Contents">4</text:p>
          </table:table-cell>
          <table:table-cell table:style-name="Table31.C2" office:value-type="string">
            <text:p text:style-name="P1">BlockAddr</text:p>
          </table:table-cell>
          <table:table-cell table:style-name="Table31.D2" office:value-type="string">
            <text:p text:style-name="Table_20_Contents">Block ID of material to be used for this sub-path.</text:p>
          </table:table-cell>
        </table:table-row>
        <table:table-row>
          <table:table-cell table:style-name="Table31.A2" office:value-type="float" office:value="4">
            <text:p text:style-name="Table_20_Contents">4</text:p>
          </table:table-cell>
          <table:table-cell table:style-name="Table31.A2" office:value-type="float" office:value="4">
            <text:p text:style-name="Table_20_Contents">4</text:p>
          </table:table-cell>
          <table:table-cell table:style-name="Table31.C2" office:value-type="string">
            <text:p text:style-name="P1">uint32</text:p>
          </table:table-cell>
          <table:table-cell table:style-name="Table31.D2" office:value-type="string">
            <text:p text:style-name="Table_20_Contents">Length of sub-path (total length of data streams)</text:p>
          </table:table-cell>
        </table:table-row>
        <table:table-row>
          <table:table-cell table:style-name="Table31.A2" office:value-type="float" office:value="8">
            <text:p text:style-name="Table_20_Contents">8</text:p>
          </table:table-cell>
          <table:table-cell table:style-name="Table31.C2" office:value-type="string">
            <text:p text:style-name="Table_20_Contents">Variable</text:p>
          </table:table-cell>
          <table:table-cell table:style-name="Table31.C2" office:value-type="string">
            <text:p text:style-name="Table_20_Contents">List of <text:span text:style-name="T1">DataStream</text:span> </text:p>
          </table:table-cell>
          <table:table-cell table:style-name="Table31.D2" office:value-type="string">
            <text:p text:style-name="Table_20_Contents">Path data streams</text:p>
          </table:table-cell>
        </table:table-row>
      </table:table>
      <text:p text:style-name="Table">Table <text:sequence text:ref-name="refTable11" text:name="Table" text:formula="ooow:Table+1" style:num-format="1">13</text:sequence>: Structure of sub-path definitions.</text:p>
      <text:h text:style-name="Heading_20_4" text:outline-level="4">Path data streams</text:h>
      <text:p text:style-name="Text_20_body">Data streams in PathData blocks have the same format as those in MeshData blocks. Only the allowed stream types differ. Path data streams can be of one out of two available types, either using quadratic curve definition or cubic curve definition.</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ID</text:p>
          </table:table-cell>
          <table:table-cell table:style-name="Table32.A1" office:value-type="string">
            <text:p text:style-name="Table_20_Heading">Stream type</text:p>
          </table:table-cell>
          <table:table-cell table:style-name="Table32.A1" office:value-type="string">
            <text:p text:style-name="Table_20_Heading">Optimize for size (default)</text:p>
          </table:table-cell>
          <table:table-cell table:style-name="Table32.D1" office:value-type="string">
            <text:p text:style-name="Table_20_Heading">Optimize for accuracy (“wide”)</text:p>
          </table:table-cell>
        </table:table-row>
        <table:table-row>
          <table:table-cell table:style-name="Table32.A2" office:value-type="float" office:value="1">
            <text:p text:style-name="Table_20_Contents">1</text:p>
          </table:table-cell>
          <table:table-cell table:style-name="Table32.B2" office:value-type="string">
            <text:p text:style-name="Table_20_Contents">Quadrat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row>
          <table:table-cell table:style-name="Table32.A2" office:value-type="float" office:value="2">
            <text:p text:style-name="Table_20_Contents">2</text:p>
          </table:table-cell>
          <table:table-cell table:style-name="Table32.B2" office:value-type="string">
            <text:p text:style-name="Table_20_Contents">Cub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
      <text:p text:style-name="Table">Table <text:sequence text:ref-name="refTable12" text:name="Table" text:formula="ooow:Table+1" style:num-format="1">14</text:sequence>: Stream types, type IDs and content data types for sub-paths.</text:p>
      <text:h text:style-name="Heading_20_5" text:outline-level="5">Content structure of quadratic curve data streams</text:h>
      <text:p text:style-name="Text_20_body">Quadratic curve data is defined as a series of segments, where each segment contains three points which in turn are defined as 3D vectors. This means the structure is similar to the 3D vector data streams of a mesh data (e.g. the vertex positions) except a quadratic curve data stream always contains a number of three-point segments, meaning the number of values in the stream is always a <text:soft-page-break/>multiple of 9.</text:p>
      <text:h text:style-name="Heading_20_5" text:outline-level="5">Content structure of cubic curve data streams</text:h>
      <text:p text:style-name="Text_20_body">Cubic curve data streams are similar to quadratic curve data streams with the exception that a segment contains four points. This means that the total number of values in a cubic curve data stream is always a multiple of 12.</text:p>
      <text:h text:style-name="Heading_20_2" text:outline-level="2">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previuo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3" text:name="Table" text:formula="ooow:Table+1" style:num-format="1">15</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4" text:name="Table" text:formula="ooow:Table+1" style:num-format="1">16</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ext:soft-page-break/>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5" text:name="Table" text:formula="ooow:Table+1" style:num-format="1">17</text:sequence>: Container block fields (in addition to common scene object fields).</text:p>
      <text:h text:style-name="Heading_20_3" text:outline-level="3">Primitive</text:h>
      <text:p text:style-name="Text_20_body">Primitive blocks are a type of mesh meta-data block in that it doesn't actually contain any mesh data. Rather, the meta-data in the block defines they type of primitive and it's properties, and the actual mesh is re-constructed by the engine using these properties.</text:p>
      <text:p text:style-name="Text_20_body">The primitive block defines a field for the primitive type and another for a material block ID, followed by a numeric attribute list defining properties such as dimensions, mesh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float" office:value="0">
            <text:p text:style-name="Table_20_Contents">0</text:p>
          </table:table-cell>
          <table:table-cell table:style-name="Table17.A2" office:value-type="float" office:value="1">
            <text:p text:style-name="Table_20_Contents">1</text:p>
          </table:table-cell>
          <table:table-cell table:style-name="Table17.C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A2" office:value-type="float" office:value="2">
            <text:p text:style-name="Table_20_Contents">2</text:p>
          </table:table-cell>
          <table:table-cell table:style-name="Table17.A2" office:value-type="float" office:value="4">
            <text:p text:style-name="Table_20_Contents">4</text:p>
          </table:table-cell>
          <table:table-cell table:style-name="Table17.C2" office:value-type="string">
            <text:p text:style-name="P1">BlockAddr</text:p>
          </table:table-cell>
          <table:table-cell table:style-name="Table17.D2" office:value-type="string">
            <text:p text:style-name="Table_20_Contents">Material ID.</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NumAttrList</text:p>
          </table:table-cell>
          <table:table-cell table:style-name="Table17.D2" office:value-type="string">
            <text:p text:style-name="Table_20_Contents">Primitive properties.</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6" text:name="Table" text:formula="ooow:Table+1" style:num-format="1">18</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row>
          <table:table-cell table:style-name="Table18.A2" office:value-type="float" office:value="5">
            <text:p text:style-name="Table_20_Contents">5</text:p>
          </table:table-cell>
          <table:table-cell table:style-name="Table18.B2" office:value-type="string">
            <text:p text:style-name="Table_20_Contents">Cone</text:p>
          </table:table-cell>
        </table:table-row>
      </table:table>
      <text:p text:style-name="Table">Table <text:sequence text:ref-name="refTable17" text:name="Table" text:formula="ooow:Table+1" style:num-format="1">19</text:sequence>: Primitive types.</text:p>
      <text:p text:style-name="Text_20_body">The numeric properties are defined by the following table. Some properties are limited to a specific primitive or set of primitives. The description column declares when this is the case.</text:p>
      <table:table table:name="Table19" table:style-name="Table19">
        <table:table-column table:style-name="Table19.A"/>
        <table:table-column table:style-name="Table19.B"/>
        <table:table-column table:style-name="Table19.C"/>
        <table:table-column table:style-name="Table19.D"/>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D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D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D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D2" office:value-type="string">
            <text:p text:style-name="Table_20_Contents">Total depth of the primitive (Z axis).</text:p>
          </table:table-cell>
        </table:table-row>
        <table:table-row>
          <table:table-cell table:style-name="Table19.A2" office:value-type="float" office:value="4">
            <text:p text:style-name="Table_20_Contents">4</text:p>
          </table:table-cell>
          <table:table-cell table:style-name="Table19.B2" office:value-type="string">
            <text:p text:style-name="Table_20_Contents">SegmentsW</text:p>
          </table:table-cell>
          <table:table-cell table:style-name="Table19.B2" office:value-type="string">
            <text:p text:style-name="Table_20_Contents">uint16</text:p>
          </table:table-cell>
          <table:table-cell table:style-name="Table19.D2" office:value-type="string">
            <text:p text:style-name="Table_20_Contents">Number of segments on the width/X axis, defaults to 1.</text:p>
          </table:table-cell>
        </table:table-row>
        <table:table-row>
          <table:table-cell table:style-name="Table19.A2" office:value-type="float" office:value="5">
            <text:p text:style-name="Table_20_Contents">5</text:p>
          </table:table-cell>
          <table:table-cell table:style-name="Table19.B2" office:value-type="string">
            <text:p text:style-name="Table_20_Contents">SegmentsH</text:p>
          </table:table-cell>
          <table:table-cell table:style-name="Table19.B2" office:value-type="string">
            <text:p text:style-name="Table_20_Contents">uint16</text:p>
          </table:table-cell>
          <table:table-cell table:style-name="Table19.D2" office:value-type="string">
            <text:p text:style-name="Table_20_Contents">Number of segments on the height/Y axis, defaults to 1.</text:p>
          </table:table-cell>
        </table:table-row>
        <table:table-row>
          <table:table-cell table:style-name="Table19.A2" office:value-type="float" office:value="6">
            <text:p text:style-name="Table_20_Contents">6</text:p>
          </table:table-cell>
          <table:table-cell table:style-name="Table19.B2" office:value-type="string">
            <text:p text:style-name="Table_20_Contents">SegmentsD</text:p>
          </table:table-cell>
          <table:table-cell table:style-name="Table19.B2" office:value-type="string">
            <text:p text:style-name="Table_20_Contents">uint16</text:p>
          </table:table-cell>
          <table:table-cell table:style-name="Table19.D2" office:value-type="string">
            <text:p text:style-name="Table_20_Contents">Number of segments on the depth/Z axis, defaults to 1.</text:p>
          </table:table-cell>
        </table:table-row>
        <table:table-row>
          <table:table-cell table:style-name="Table19.B2" office:value-type="string">
            <text:p text:style-name="Table_20_Contents">7</text:p>
          </table:table-cell>
          <table:table-cell table:style-name="Table19.B2" office:value-type="string">
            <text:p text:style-name="Table_20_Contents">Radius</text:p>
          </table:table-cell>
          <table:table-cell table:style-name="Table19.B2" office:value-type="string">
            <text:p text:style-name="Table_20_Contents">float64</text:p>
          </table:table-cell>
          <table:table-cell table:style-name="Table19.D2" office:value-type="string">
            <text:p text:style-name="Table_20_Contents">Radius of a sphere, cylinder or cone primitive.</text:p>
          </table:table-cell>
        </table:table-row>
      </table:table>
      <text:p text:style-name="Table">Table <text:sequence text:ref-name="refTable18" text:name="Table" text:formula="ooow:Table+1" style:num-format="1">20</text:sequence>: Primitive block properties.</text:p>
      <text:p text:style-name="Text_20_body"/>
      <text:h text:style-name="Heading_20_3" text:outline-level="3">Light</text:h>
      <text:p text:style-name="Text_20_body">Light blocks are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float" office:value="0">
            <text:p text:style-name="Table_20_Contents">0</text:p>
          </table:table-cell>
          <table:table-cell table:style-name="Table20.A2" office:value-type="float" office:value="1">
            <text:p text:style-name="Table_20_Contents">1</text:p>
          </table:table-cell>
          <table:table-cell table:style-name="Table20.C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float" office:value="1">
            <text:p text:style-name="Table_20_Contents">1</text:p>
          </table:table-cell>
          <table:table-cell table:style-name="Table20.C2" office:value-type="string">
            <text:p text:style-name="Table_20_Contents">Variable</text:p>
          </table:table-cell>
          <table:table-cell table:style-name="Table20.C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C2" office:value-type="string">
            <text:p text:style-name="Table_20_Contents">Variable</text:p>
          </table:table-cell>
          <table:table-cell table:style-name="Table20.C2" office:value-type="string">
            <text:p text:style-name="Table_20_Contents">Variable</text:p>
          </table:table-cell>
          <table:table-cell table:style-name="Table20.C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19" text:name="Table" text:formula="ooow:Table+1" style:num-format="1">21</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A2" office:value-type="float" office:value="3">
            <text:p text:style-name="Table_20_Contents">3</text:p>
          </table:table-cell>
          <table:table-cell table:style-name="Table21.B2" office:value-type="string">
            <text:p text:style-name="Table_20_Contents">Specular</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A2" office:value-type="float" office:value="4">
            <text:p text:style-name="Table_20_Contents">4</text:p>
          </table:table-cell>
          <table:table-cell table:style-name="Table21.B2" office:value-type="string">
            <text:p text:style-name="Table_20_Contents">Diffuse</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
      <text:p text:style-name="Table">Table <text:sequence text:ref-name="refTable20" text:name="Table" text:formula="ooow:Table+1" style:num-format="1">22</text:sequence>: Lamp block properties.</text:p>
      <text:p text:style-name="Text_20_body"><text:soft-page-break/></text:p>
      <text:h text:style-name="Heading_20_3" text:outline-level="3">Camera</text:h>
      <text:p text:style-name="Text_20_body">Camera blocks in AWD documents represent any type of camera supported by the format specification. The type of camera and lens are required fields in the block, and other properties (e.g. type-specific properties) are defined in a numeric attribute list.</text:p>
      <table:table table:name="Table22" table:style-name="Table22">
        <table:table-column table:style-name="Table22.A" table:number-columns-repeated="3"/>
        <table:table-column table:style-name="Table22.D"/>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float" office:value="0">
            <text:p text:style-name="Table_20_Contents">0</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Camera type.</text:p>
            <text:p text:style-name="Table_20_Contents">1: Free camera</text:p>
            <text:p text:style-name="Table_20_Contents">2: Target camera</text:p>
            <text:p text:style-name="Table_20_Contents">3: Hover camera</text:p>
          </table:table-cell>
        </table:table-row>
        <table:table-row>
          <table:table-cell table:style-name="Table22.A2" office:value-type="float" office:value="1">
            <text:p text:style-name="Table_20_Contents">1</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Lens/perspective type.</text:p>
            <text:p text:style-name="Table_20_Contents">1: Perspective lens</text:p>
          </table:table-cell>
        </table:table-row>
        <table:table-row>
          <table:table-cell table:style-name="Table22.A2" office:value-type="float" office:value="2">
            <text:p text:style-name="Table_20_Contents">2</text:p>
          </table:table-cell>
          <table:table-cell table:style-name="Table22.C2" office:value-type="string">
            <text:p text:style-name="Table_20_Contents">Variable</text:p>
          </table:table-cell>
          <table:table-cell table:style-name="Table22.C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C2" office:value-type="string">
            <text:p text:style-name="Table_20_Contents">Variable</text:p>
          </table:table-cell>
          <table:table-cell table:style-name="Table22.C2" office:value-type="string">
            <text:p text:style-name="Table_20_Contents">Variable</text:p>
          </table:table-cell>
          <table:table-cell table:style-name="Table22.C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21" text:name="Table" text:formula="ooow:Table+1" style:num-format="1">23</text:sequence>: Camera block fields (in addition to common scene object fields.)</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row>
          <table:table-cell table:style-name="Table25.A2" office:value-type="float" office:value="3">
            <text:p text:style-name="Table_20_Contents">3</text:p>
          </table:table-cell>
          <table:table-cell table:style-name="Table25.B2" office:value-type="string">
            <text:p text:style-name="Table_20_Contents">Target object</text:p>
          </table:table-cell>
          <table:table-cell table:style-name="Table25.B2" office:value-type="string">
            <text:p text:style-name="P1">BlockAddr</text:p>
          </table:table-cell>
          <table:table-cell table:style-name="Table25.D2" office:value-type="string">
            <text:p text:style-name="Table_20_Contents">ID of a scene block that is used as a target for this camera if type is target camera.</text:p>
          </table:table-cell>
        </table:table-row>
        <table:table-row>
          <table:table-cell table:style-name="Table25.A2" office:value-type="float" office:value="4">
            <text:p text:style-name="Table_20_Contents">4</text:p>
          </table:table-cell>
          <table:table-cell table:style-name="Table25.B2" office:value-type="string">
            <text:p text:style-name="Table_20_Contents">Target point</text:p>
          </table:table-cell>
          <table:table-cell table:style-name="Table25.B2" office:value-type="string">
            <text:p text:style-name="P1">Vector1x3</text:p>
          </table:table-cell>
          <table:table-cell table:style-name="Table25.D2" office:value-type="string">
            <text:p text:style-name="Table_20_Contents">Position vector defining the target for this camera if type is target camera.</text:p>
          </table:table-cell>
        </table:table-row>
      </table:table>
      <text:p text:style-name="Table">Table <text:sequence text:ref-name="refTable22" text:name="Table" text:formula="ooow:Table+1" style:num-format="1">24</text:sequence>: Camera block properties.</text:p>
      <text:p text:style-name="Text_20_body"/>
      <text:h text:style-name="Heading_20_3" text:outline-level="3">SoundEmitter</text:h>
      <text:p text:style-name="Text_20_body">Sound emitters are the AWD equivalence of the Away3D Sound3D class which plays audio in 3D space, distorting it in such a way that the sound reflects the relative position between the sound source and the listener.</text:p>
      <text:p text:style-name="Text_20_body">The block defines a sound source (e.g. a sound file) and a listener object, as well as lists of optional properties and user attributes.</text:p>
      <table:table table:name="Table23" table:style-name="Table23">
        <table:table-column table:style-name="Table23.A" table:number-columns-repeated="3"/>
        <table:table-column table:style-name="Table23.D"/>
        <text:soft-page-break/>
        <table:table-row>
          <table:table-cell table:style-name="Table23.A1" office:value-type="string">
            <text:p text:style-name="Table_20_Heading">Offset</text:p>
          </table:table-cell>
          <table:table-cell table:style-name="Table23.A1" office:value-type="string">
            <text:p text:style-name="Table_20_Heading">Size</text:p>
          </table:table-cell>
          <table:table-cell table:style-name="Table23.A1" office:value-type="string">
            <text:p text:style-name="Table_20_Heading">Type</text:p>
          </table:table-cell>
          <table:table-cell table:style-name="Table23.D1" office:value-type="string">
            <text:p text:style-name="Table_20_Heading">Description</text:p>
          </table:table-cell>
        </table:table-row>
        <table:table-row>
          <table:table-cell table:style-name="Table23.A2" office:value-type="float" office:value="0">
            <text:p text:style-name="Table_20_Contents">0</text:p>
          </table:table-cell>
          <table:table-cell table:style-name="Table23.A2" office:value-type="float" office:value="4">
            <text:p text:style-name="Table_20_Contents">4</text:p>
          </table:table-cell>
          <table:table-cell table:style-name="Table23.C2" office:value-type="string">
            <text:p text:style-name="P2">BlockAddr</text:p>
          </table:table-cell>
          <table:table-cell table:style-name="Table23.D2" office:value-type="string">
            <text:p text:style-name="Table_20_Contents">Listener object. If null, use current active camera.</text:p>
          </table:table-cell>
        </table:table-row>
        <table:table-row>
          <table:table-cell table:style-name="Table23.A2" office:value-type="float" office:value="4">
            <text:p text:style-name="Table_20_Contents">4</text:p>
          </table:table-cell>
          <table:table-cell table:style-name="Table23.A2" office:value-type="float" office:value="1">
            <text:p text:style-name="Table_20_Contents">1</text:p>
          </table:table-cell>
          <table:table-cell table:style-name="Table23.C2" office:value-type="string">
            <text:p text:style-name="P1">uint8</text:p>
          </table:table-cell>
          <table:table-cell table:style-name="Table23.D2" office:value-type="string">
            <text:p text:style-name="Table_20_Contents">Sound data type.</text:p>
            <text:p text:style-name="Table_20_Contents">1: External (URL)</text:p>
          </table:table-cell>
        </table:table-row>
        <table:table-row>
          <table:table-cell table:style-name="Table23.A2" office:value-type="float" office:value="5">
            <text:p text:style-name="Table_20_Contents">5</text:p>
          </table:table-cell>
          <table:table-cell table:style-name="Table23.A2" office:value-type="float" office:value="4">
            <text:p text:style-name="Table_20_Contents">4</text:p>
          </table:table-cell>
          <table:table-cell table:style-name="Table23.C2" office:value-type="string">
            <text:p text:style-name="P1">uint32</text:p>
          </table:table-cell>
          <table:table-cell table:style-name="Table23.D2" office:value-type="string">
            <text:p text:style-name="Table_20_Contents">Data length</text:p>
          </table:table-cell>
        </table:table-row>
        <table:table-row>
          <table:table-cell table:style-name="Table23.A2" office:value-type="float" office:value="9">
            <text:p text:style-name="Table_20_Contents">9</text:p>
          </table:table-cell>
          <table:table-cell table:style-name="Table23.C2" office:value-type="string">
            <text:p text:style-name="Table_20_Contents">Variable</text:p>
          </table:table-cell>
          <table:table-cell table:style-name="Table23.C2" office:value-type="string">
            <text:p text:style-name="P1">ConstString</text:p>
          </table:table-cell>
          <table:table-cell table:style-name="Table23.D2" office:value-type="string">
            <text:p text:style-name="Table_20_Contents">URL of external sound fi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NumAttrList</text:p>
          </table:table-cell>
          <table:table-cell table:style-name="Table23.D2" office:value-type="string">
            <text:p text:style-name="Table_20_Contents">Sound emitter properties (see separate tab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UserAttrList</text:p>
          </table:table-cell>
          <table:table-cell table:style-name="Table23.D2" office:value-type="string">
            <text:p text:style-name="Table_20_Contents">Sound emitter user attributes.</text:p>
          </table:table-cell>
        </table:table-row>
      </table:table>
      <text:p text:style-name="Table">Table <text:sequence text:ref-name="refTable23" text:name="Table" text:formula="ooow:Table+1" style:num-format="1">25</text:sequence>: SoundEmitter block fields (in addition to common scene object fields.)</text:p>
      <text:p text:style-name="Text_20_body">The URL is defined as a <text:span text:style-name="T1">ConstString</text:span> <text:span text:style-name="T2">, but with variable size. The length of the string is defined by the data length field. This is to allow future support for embedded sound files where the URL of the sound can instead be parsed as a byte array of sound file data.</text:span> </text:p>
      <text:p text:style-name="P5">The last field is a list of numeric attributes, which can be any of the below:</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Table_20_Heading">ID</text:p>
          </table:table-cell>
          <table:table-cell table:style-name="Table24.A1" office:value-type="string">
            <text:p text:style-name="Table_20_Heading">Name</text:p>
          </table:table-cell>
          <table:table-cell table:style-name="Table24.A1" office:value-type="string">
            <text:p text:style-name="Table_20_Heading">Type</text:p>
          </table:table-cell>
          <table:table-cell table:style-name="Table24.D1" office:value-type="string">
            <text:p text:style-name="Table_20_Heading">Description</text:p>
          </table:table-cell>
        </table:table-row>
        <table:table-row>
          <table:table-cell table:style-name="Table24.A2" office:value-type="float" office:value="1">
            <text:p text:style-name="Table_20_Contents">1</text:p>
          </table:table-cell>
          <table:table-cell table:style-name="Table24.B2" office:value-type="string">
            <text:p text:style-name="Table_20_Contents">Volume</text:p>
          </table:table-cell>
          <table:table-cell table:style-name="Table24.B2" office:value-type="string">
            <text:p text:style-name="Table_20_Contents">float64</text:p>
          </table:table-cell>
          <table:table-cell table:style-name="Table24.D2" office:value-type="string">
            <text:p text:style-name="Table_20_Contents">Master volume of the sound played by the sound emitter (after distance adjustments have been made.) Behavior undefined for values &gt; 1.0</text:p>
          </table:table-cell>
        </table:table-row>
        <table:table-row>
          <table:table-cell table:style-name="Table24.A2" office:value-type="float" office:value="2">
            <text:p text:style-name="Table_20_Contents">2</text:p>
          </table:table-cell>
          <table:table-cell table:style-name="Table24.B2" office:value-type="string">
            <text:p text:style-name="Table_20_Contents">Distance scale</text:p>
          </table:table-cell>
          <table:table-cell table:style-name="Table24.B2" office:value-type="string">
            <text:p text:style-name="Table_20_Contents">float64</text:p>
          </table:table-cell>
          <table:table-cell table:style-name="Table24.D2" office:value-type="string">
            <text:p text:style-name="Table_20_Contents">Best described as a distance in world units at which the sound is barely hearable. A value of 1000 will mean the volume of the sound nears the threshold of human-hearable sound as the distance approaches 1000 units.</text:p>
          </table:table-cell>
        </table:table-row>
        <table:table-row>
          <table:table-cell table:style-name="Table24.A2" office:value-type="float" office:value="3">
            <text:p text:style-name="Table_20_Contents">3</text:p>
          </table:table-cell>
          <table:table-cell table:style-name="Table24.B2" office:value-type="string">
            <text:p text:style-name="Table_20_Contents">Driver</text:p>
          </table:table-cell>
          <table:table-cell table:style-name="Table24.B2" office:value-type="string">
            <text:p text:style-name="Table_20_Contents">uint8</text:p>
          </table:table-cell>
          <table:table-cell table:style-name="Table24.D2" office:value-type="string">
            <text:p text:style-name="Table_20_Contents">Defines which Sound3D driver to use.</text:p>
            <text:p text:style-name="Table_20_Contents">1: PanVolumeDriver</text:p>
            <text:p text:style-name="Table_20_Contents">2: HRTFDriver</text:p>
          </table:table-cell>
        </table:table-row>
      </table:table>
      <text:p text:style-name="Table">Table <text:sequence text:ref-name="refTable24" text:name="Table" text:formula="ooow:Table+1" style:num-format="1">26</text:sequence>: SoundEmitter block properties.</text:p>
      <text:p text:style-name="Text_20_body"/>
      <text:h text:style-name="Heading_20_3" text:outline-level="3">MeshInstance</text:h>
      <text:p text:style-name="Text_20_body">MeshInstance blocks define what is probably the most common item in a scene, mesh objects. The geometry is defined by a MeshData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float" office:value="0">
            <text:p text:style-name="Table_20_Contents">0</text:p>
          </table:table-cell>
          <table:table-cell table:style-name="Table33.A2" office:value-type="float" office:value="4">
            <text:p text:style-name="Table_20_Contents">4</text:p>
          </table:table-cell>
          <table:table-cell table:style-name="Table33.C2" office:value-type="string">
            <text:p text:style-name="P2">BlockAddr</text:p>
          </table:table-cell>
          <table:table-cell table:style-name="Table33.D2" office:value-type="string">
            <text:p text:style-name="Table_20_Contents">ID of mesh data block.</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5" text:name="Table" text:formula="ooow:Table+1" style:num-format="1">27</text:sequence>: MeshInstance fields (in addition to common scene object fields.)</text:p>
      <text:p text:style-name="Text_20_body">There are no properties available for mesh instances in this version of the format.</text:p>
      <text:h text:style-name="Heading_20_3" text:outline-level="3">PathInstance</text:h>
      <text:p text:style-name="Text_20_body">PathInstance blocks are very similar to MeshInstance blocks. They define paths that should be rendered in a scene. Paths that exist for other uses, such as animation paths, do not need to be instantiated in a scene to be utilized.</text:p>
      <text:p text:style-name="Text_20_body">The path geometry is defined by a PathData block which is referenced in the PathInstance block. A PathInstance block has no other required fields than this reference.</text:p>
      <table:table table:name="Table34" table:style-name="Table34">
        <table:table-column table:style-name="Table34.A" table:number-columns-repeated="3"/>
        <table:table-column table:style-name="Table34.D"/>
        <table:table-row>
          <table:table-cell table:style-name="Table34.A1" office:value-type="string">
            <text:p text:style-name="Table_20_Heading">Offset</text:p>
          </table:table-cell>
          <table:table-cell table:style-name="Table34.A1" office:value-type="string">
            <text:p text:style-name="Table_20_Heading">Size</text:p>
          </table:table-cell>
          <table:table-cell table:style-name="Table34.A1" office:value-type="string">
            <text:p text:style-name="Table_20_Heading">Type</text:p>
          </table:table-cell>
          <table:table-cell table:style-name="Table34.D1" office:value-type="string">
            <text:p text:style-name="Table_20_Heading">Description</text:p>
          </table:table-cell>
        </table:table-row>
        <table:table-row>
          <table:table-cell table:style-name="Table34.A2" office:value-type="float" office:value="0">
            <text:p text:style-name="Table_20_Contents">0</text:p>
          </table:table-cell>
          <table:table-cell table:style-name="Table34.A2" office:value-type="float" office:value="4">
            <text:p text:style-name="Table_20_Contents">4</text:p>
          </table:table-cell>
          <table:table-cell table:style-name="Table34.C2" office:value-type="string">
            <text:p text:style-name="P2">BlockAddr</text:p>
          </table:table-cell>
          <table:table-cell table:style-name="Table34.D2" office:value-type="string">
            <text:p text:style-name="Table_20_Contents">ID of path data block.</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NumAttrList</text:p>
          </table:table-cell>
          <table:table-cell table:style-name="Table34.D2" office:value-type="string">
            <text:p text:style-name="Table_20_Contents">Path instance properties (none in this version.)</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UserAttrList</text:p>
          </table:table-cell>
          <table:table-cell table:style-name="Table34.D2" office:value-type="string">
            <text:p text:style-name="Table_20_Contents">Path instance user attributes.</text:p>
          </table:table-cell>
        </table:table-row>
      </table:table>
      <text:p text:style-name="Table">Table <text:sequence text:ref-name="refTable26" text:name="Table" text:formula="ooow:Table+1" style:num-format="1">28</text:sequence>: PathInstance fields (in addition to common scene object fields.)</text:p>
      <text:p text:style-name="Text_20_body">There are no properties available for path instances in this version of the format.</text:p>
      <text:h text:style-name="Heading_20_2" text:outline-level="2">Partitioning blocks</text:h>
      <text:h text:style-name="Heading_20_3" text:outline-level="3">BSPTree</text:h>
      <text:p text:style-name="Text_20_body">Not supported in this draft of the format.</text:p>
      <text:h text:style-name="Heading_20_3" text:outline-level="3">OctTree</text:h>
      <text:p text:style-name="Text_20_body">Not supported in this draft of the format.</text:p>
      <text:h text:style-name="Heading_20_2" text:outline-level="2"><text:soft-page-break/>Material blocks</text:h>
      <text:h text:style-name="Heading_20_3" text:outline-level="3">Texture block</text:h>
      <text:p text:style-name="Text_20_body">Work in progres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float" office:value="0">
            <text:p text:style-name="Table_20_Contents">0</text:p>
          </table:table-cell>
          <table:table-cell table:style-name="Table6.A2" office:value-type="float" office:value="1">
            <text:p text:style-name="Table_20_Contents">1</text:p>
          </table:table-cell>
          <table:table-cell table:style-name="Table6.C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float" office:value="1">
            <text:p text:style-name="Table_20_Contents">1</text:p>
          </table:table-cell>
          <table:table-cell table:style-name="Table6.A2" office:value-type="float" office:value="4">
            <text:p text:style-name="Table_20_Contents">4</text:p>
          </table:table-cell>
          <table:table-cell table:style-name="Table6.C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float" office:value="5">
            <text:p text:style-name="Table_20_Contents">5</text:p>
          </table:table-cell>
          <table:table-cell table:style-name="Table6.C2" office:value-type="string">
            <text:p text:style-name="Table_20_Contents">Variable</text:p>
          </table:table-cell>
          <table:table-cell table:style-name="Table6.C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C2" office:value-type="string">
            <text:p text:style-name="Table_20_Contents">Variable</text:p>
          </table:table-cell>
          <table:table-cell table:style-name="Table6.C2" office:value-type="string">
            <text:p text:style-name="Table_20_Contents">Variable</text:p>
          </table:table-cell>
          <table:table-cell table:style-name="Table6.C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C2" office:value-type="string">
            <text:p text:style-name="Table_20_Contents">Variable</text:p>
          </table:table-cell>
          <table:table-cell table:style-name="Table6.C2" office:value-type="string">
            <text:p text:style-name="Table_20_Contents">Variable</text:p>
          </table:table-cell>
          <table:table-cell table:style-name="Table6.C2" office:value-type="string">
            <text:p text:style-name="P1">UserAttrList</text:p>
          </table:table-cell>
          <table:table-cell table:style-name="Table6.D2" office:value-type="string">
            <text:p text:style-name="Table_20_Contents">Texture user attributes.</text:p>
          </table:table-cell>
        </table:table-row>
      </table:table>
      <text:p text:style-name="Text_20_body"/>
      <text:h text:style-name="Heading_20_3" text:outline-level="3">Shader block</text:h>
      <text:p text:style-name="Text_20_body">Work in progress</text:p>
      <text:h text:style-name="Heading_20_3" text:outline-level="3">Material block</text:h>
      <text:p text:style-name="Text_20_body">Work in progress.</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ext:soft-page-break/>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Table_20_Contents">Variable</text:p>
          </table:table-cell>
          <table:table-cell table:style-name="Table46.B2" office:value-type="string">
            <text:p text:style-name="Table_20_Contents">4</text:p>
          </table:table-cell>
          <table:table-cell table:style-name="Table46.B2" office:value-type="string">
            <text:p text:style-name="Table_20_Contents">uint32</text:p>
          </table:table-cell>
          <table:table-cell table:style-name="Table46.D2" office:value-type="string">
            <text:p text:style-name="Table_20_Contents">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34" text:name="Table" text:formula="ooow:Table+1" style:num-format="1">29</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32-bit integer defining the number) in a skeleton block, but the receiving engine might have harder restrictions on how many joints it can handle.</text:p>
      <text:h text:style-name="Heading_20_4" text:outline-level="4">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128</text:p>
          </table:table-cell>
          <table:table-cell table:style-name="Table47.A2" office:value-type="string">
            <text:p text:style-name="Table_20_Contents"><text:span text:style-name="T1">Matrix4x4</text:span></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35" text:name="Table" text:formula="ooow:Table+1" style:num-format="1">30</text:sequence>: Structure of joints inside a skeleton block</text:p>
      <text:p text:style-name="Text_20_body">The ID defined in this structure is what needs to be referenced in the "joint index" mesh data stream.</text:p>
      <text:h text:style-name="Heading_20_3" text:outline-level="3">MeshMorphTarget</text:h>
      <text:p text:style-name="Text_20_body">Morph targets/shape keys are not supported in this draft of the file format.</text:p>
      <text:h text:style-name="Heading_20_2" text:outline-level="2">Command blocks</text:h>
      <text:p text:style-name="Text_20_body">Commands are blocks that can alter previously occurring blocks in an AWD document, e.g. change <text:soft-page-break/>their transformation matrix, modify mesh data or instruct the parser to remove a block altogether. This can be used to communicate real-time changes using AWD streaming between an encoder and a decoder.</text:p>
      <text:h text:style-name="Heading_20_3" text:outline-level="3">General structure of command blocks</text:h>
      <text:p text:style-name="Text_20_body">Command blocks are split into two parts, the command type and a list of necessary arguments. This is similar to how functions work in most programming languages.</text:p>
      <table:table table:name="Table40" table:style-name="Table40">
        <table:table-column table:style-name="Table40.A" table:number-columns-repeated="3"/>
        <table:table-column table:style-name="Table40.D"/>
        <table:table-row>
          <table:table-cell table:style-name="Table40.A1" office:value-type="string">
            <text:p text:style-name="Table_20_Heading">Offset</text:p>
          </table:table-cell>
          <table:table-cell table:style-name="Table40.A1" office:value-type="string">
            <text:p text:style-name="Table_20_Heading">Size</text:p>
          </table:table-cell>
          <table:table-cell table:style-name="Table40.A1" office:value-type="string">
            <text:p text:style-name="Table_20_Heading">Type</text:p>
          </table:table-cell>
          <table:table-cell table:style-name="Table40.D1" office:value-type="string">
            <text:p text:style-name="Table_20_Heading">Description</text:p>
          </table:table-cell>
        </table:table-row>
        <table:table-row>
          <table:table-cell table:style-name="Table40.A2" office:value-type="float" office:value="0">
            <text:p text:style-name="Table_20_Contents">0</text:p>
          </table:table-cell>
          <table:table-cell table:style-name="Table40.B2" office:value-type="string">
            <text:p text:style-name="Table_20_Contents">2</text:p>
          </table:table-cell>
          <table:table-cell table:style-name="Table40.B2" office:value-type="string">
            <text:p text:style-name="P1">uint16</text:p>
          </table:table-cell>
          <table:table-cell table:style-name="Table40.D2" office:value-type="string">
            <text:p text:style-name="Table_20_Contents">Command type (see separate table.)</text:p>
          </table:table-cell>
        </table:table-row>
        <table:table-row>
          <table:table-cell table:style-name="Table40.B2" office:value-type="string">
            <text:p text:style-name="Table_20_Contents">2</text:p>
          </table:table-cell>
          <table:table-cell table:style-name="Table40.B2" office:value-type="string">
            <text:p text:style-name="Table_20_Contents">Variable</text:p>
          </table:table-cell>
          <table:table-cell table:style-name="Table40.B2" office:value-type="string">
            <text:p text:style-name="P3">Variable</text:p>
          </table:table-cell>
          <table:table-cell table:style-name="Table40.D2" office:value-type="string">
            <text:p text:style-name="Table_20_Contents">List of command arguments.</text:p>
          </table:table-cell>
        </table:table-row>
      </table:table>
      <text:p text:style-name="Table">Table <text:sequence text:ref-name="refTable27" text:name="Table" text:formula="ooow:Table+1" style:num-format="1">31</text:sequence>: General command block structure</text:p>
      <text:p text:style-name="Text_20_body">The list of command arguments is a condensed list of values, and the structure needs to be known by the parser. Parsers for which a particular command type is unknown must skip the entire command block using the length field in the block header.</text:p>
      <text:p text:style-name="Text_20_body">The command types are defined in the below table, and the parameter structure for each command type in the next sections.</text:p>
      <table:table table:name="Table41" table:style-name="Table41">
        <table:table-column table:style-name="Table41.A"/>
        <table:table-column table:style-name="Table41.B"/>
        <table:table-row>
          <table:table-cell table:style-name="Table41.A1" office:value-type="string">
            <text:p text:style-name="Table_20_Heading">Type ID</text:p>
          </table:table-cell>
          <table:table-cell table:style-name="Table41.B1" office:value-type="string">
            <text:p text:style-name="Table_20_Heading">Command type</text:p>
          </table:table-cell>
        </table:table-row>
        <table:table-row table:style-name="Table41.2">
          <table:table-cell table:style-name="Table41.A2" office:value-type="float" office:value="1">
            <text:p text:style-name="Table_20_Contents">1</text:p>
          </table:table-cell>
          <table:table-cell table:style-name="Table41.B2" office:value-type="string">
            <text:p text:style-name="Table_20_Contents">RemoveBlock</text:p>
          </table:table-cell>
        </table:table-row>
        <table:table-row table:style-name="Table41.2">
          <table:table-cell table:style-name="Table41.A2" office:value-type="float" office:value="2">
            <text:p text:style-name="Table_20_Contents">2</text:p>
          </table:table-cell>
          <table:table-cell table:style-name="Table41.B2" office:value-type="string">
            <text:p text:style-name="Table_20_Contents">SetTransform</text:p>
          </table:table-cell>
        </table:table-row>
        <table:table-row table:style-name="Table41.2">
          <table:table-cell table:style-name="Table41.A4" office:value-type="string">
            <text:p text:style-name="Table_20_Contents">3</text:p>
          </table:table-cell>
          <table:table-cell table:style-name="Table41.B2" office:value-type="string">
            <text:p text:style-name="Table_20_Contents">AppendTransform</text:p>
          </table:table-cell>
        </table:table-row>
        <table:table-row table:style-name="Table41.2">
          <table:table-cell table:style-name="Table41.A4" office:value-type="string">
            <text:p text:style-name="Table_20_Contents">4</text:p>
          </table:table-cell>
          <table:table-cell table:style-name="Table41.B2" office:value-type="string">
            <text:p text:style-name="Table_20_Contents">SetBlockProperty</text:p>
          </table:table-cell>
        </table:table-row>
      </table:table>
      <text:p text:style-name="Table">Table <text:sequence text:ref-name="refTable28" text:name="Table" text:formula="ooow:Table+1" style:num-format="1">32</text:sequence>: Command types</text:p>
      <text:h text:style-name="Heading_20_3" text:outline-level="3">Commands</text:h>
      <text:h text:style-name="Heading_20_4" text:outline-level="4">RemoveBlock command</text:h>
      <text:p text:style-name="Text_20_body">The RemoveBlock command is used to delete a previous block in the AWD document, freeing the space it occupies in the parser memory. If the block to be removed is a scene block (e.g. a light source, mesh instance or camera) the parsing environment should also remove the block from the rendered scene.</text:p>
      <text:p text:style-name="Text_20_body">The remove block command takes the ID of the block to remove as it's single parameter.</text:p>
      <table:table table:name="Table42" table:style-name="Table42">
        <table:table-column table:style-name="Table42.A" table:number-columns-repeated="3"/>
        <table:table-column table:style-name="Table42.D"/>
        <table:table-row>
          <table:table-cell table:style-name="Table42.A1" office:value-type="string">
            <text:p text:style-name="Table_20_Heading">Offset</text:p>
          </table:table-cell>
          <table:table-cell table:style-name="Table42.A1" office:value-type="string">
            <text:p text:style-name="Table_20_Heading">Size</text:p>
          </table:table-cell>
          <table:table-cell table:style-name="Table42.A1" office:value-type="string">
            <text:p text:style-name="Table_20_Heading">Type</text:p>
          </table:table-cell>
          <table:table-cell table:style-name="Table42.D1" office:value-type="string">
            <text:p text:style-name="Table_20_Heading">Description</text:p>
          </table:table-cell>
        </table:table-row>
        <table:table-row>
          <table:table-cell table:style-name="Table42.A2" office:value-type="float" office:value="0">
            <text:p text:style-name="Table_20_Contents">0</text:p>
          </table:table-cell>
          <table:table-cell table:style-name="Table42.B2" office:value-type="string">
            <text:p text:style-name="Table_20_Contents">4</text:p>
          </table:table-cell>
          <table:table-cell table:style-name="Table42.B2" office:value-type="string">
            <text:p text:style-name="P1">BlockAddr</text:p>
          </table:table-cell>
          <table:table-cell table:style-name="Table42.D2" office:value-type="string">
            <text:p text:style-name="Table_20_Contents">Address of the block to be removed/freed.</text:p>
          </table:table-cell>
        </table:table-row>
      </table:table>
      <text:p text:style-name="Table">Table <text:sequence text:ref-name="refTable29" text:name="Table" text:formula="ooow:Table+1" style:num-format="1">33</text:sequence>: RemoveBlock command parameters</text:p>
      <text:h text:style-name="Heading_20_4" text:outline-level="4"><text:soft-page-break/>SetTransform command</text:h>
      <text:p text:style-name="Text_20_body">The SetTransform command updates the transformation matrix of a scene object block, such as a mesh instance or camera. This can be used to transform the spatial properties of a scene block that has appeared previously in the document.</text:p>
      <text:p text:style-name="Text_20_body">Two parameters are required in a SetTransform command, the first of which is the ID of that block that should be transformed. The second is a 4x4 matrix encoded according to the usual AWD scheme.</text:p>
      <table:table table:name="Table43" table:style-name="Table43">
        <table:table-column table:style-name="Table43.A" table:number-columns-repeated="3"/>
        <table:table-column table:style-name="Table43.D"/>
        <table:table-row>
          <table:table-cell table:style-name="Table43.A1" office:value-type="string">
            <text:p text:style-name="Table_20_Heading">Offset</text:p>
          </table:table-cell>
          <table:table-cell table:style-name="Table43.A1" office:value-type="string">
            <text:p text:style-name="Table_20_Heading">Size</text:p>
          </table:table-cell>
          <table:table-cell table:style-name="Table43.A1" office:value-type="string">
            <text:p text:style-name="Table_20_Heading">Type</text:p>
          </table:table-cell>
          <table:table-cell table:style-name="Table43.D1" office:value-type="string">
            <text:p text:style-name="Table_20_Heading">Description</text:p>
          </table:table-cell>
        </table:table-row>
        <table:table-row>
          <table:table-cell table:style-name="Table43.A2" office:value-type="float" office:value="0">
            <text:p text:style-name="Table_20_Contents">0</text:p>
          </table:table-cell>
          <table:table-cell table:style-name="Table43.B2" office:value-type="string">
            <text:p text:style-name="Table_20_Contents">4</text:p>
          </table:table-cell>
          <table:table-cell table:style-name="Table43.B2" office:value-type="string">
            <text:p text:style-name="P1">BlockAddr</text:p>
          </table:table-cell>
          <table:table-cell table:style-name="Table43.D2" office:value-type="string">
            <text:p text:style-name="Table_20_Contents">Address of the block to be removed/freed.</text:p>
          </table:table-cell>
        </table:table-row>
        <table:table-row>
          <table:table-cell table:style-name="Table43.B2" office:value-type="string">
            <text:p text:style-name="Table_20_Contents">4</text:p>
          </table:table-cell>
          <table:table-cell table:style-name="Table43.B2" office:value-type="string">
            <text:p text:style-name="Table_20_Contents">128</text:p>
          </table:table-cell>
          <table:table-cell table:style-name="Table43.B2" office:value-type="string">
            <text:p text:style-name="P1">Matrix4x4</text:p>
          </table:table-cell>
          <table:table-cell table:style-name="Table43.D2" office:value-type="string">
            <text:p text:style-name="Table_20_Contents">New transform matrix for the block.</text:p>
          </table:table-cell>
        </table:table-row>
      </table:table>
      <text:p text:style-name="Table">Table <text:sequence text:ref-name="refTable30" text:name="Table" text:formula="ooow:Table+1" style:num-format="1">34</text:sequence>: SetTransform command parameters</text:p>
      <text:h text:style-name="Heading_20_4" text:outline-level="4">AppendTransform command</text:h>
      <text:p text:style-name="Text_20_body">AppendTransform command blocks work exactly as the SetTransform command except that instead of simply replacing the transform matrix of the scene object block, it is multiplied with the current transformation. The multiplication that should be performed is M <text:span text:style-name="T5">∗ N, where M is the current transform and N is the one given as a parameter to the AppendTransform command.</text:span></text:p>
      <table:table table:name="Table44" table:style-name="Table44">
        <table:table-column table:style-name="Table44.A" table:number-columns-repeated="3"/>
        <table:table-column table:style-name="Table44.D"/>
        <table:table-row>
          <table:table-cell table:style-name="Table44.A1" office:value-type="string">
            <text:p text:style-name="Table_20_Heading">Offset</text:p>
          </table:table-cell>
          <table:table-cell table:style-name="Table44.A1" office:value-type="string">
            <text:p text:style-name="Table_20_Heading">Size</text:p>
          </table:table-cell>
          <table:table-cell table:style-name="Table44.A1" office:value-type="string">
            <text:p text:style-name="Table_20_Heading">Type</text:p>
          </table:table-cell>
          <table:table-cell table:style-name="Table44.D1" office:value-type="string">
            <text:p text:style-name="Table_20_Heading">Description</text:p>
          </table:table-cell>
        </table:table-row>
        <table:table-row>
          <table:table-cell table:style-name="Table44.A2" office:value-type="float" office:value="0">
            <text:p text:style-name="Table_20_Contents">0</text:p>
          </table:table-cell>
          <table:table-cell table:style-name="Table44.B2" office:value-type="string">
            <text:p text:style-name="Table_20_Contents">4</text:p>
          </table:table-cell>
          <table:table-cell table:style-name="Table44.B2" office:value-type="string">
            <text:p text:style-name="P1">BlockAddr</text:p>
          </table:table-cell>
          <table:table-cell table:style-name="Table44.D2" office:value-type="string">
            <text:p text:style-name="Table_20_Contents">Address of the block to be removed/freed.</text:p>
          </table:table-cell>
        </table:table-row>
        <table:table-row>
          <table:table-cell table:style-name="Table44.B2" office:value-type="string">
            <text:p text:style-name="Table_20_Contents">4</text:p>
          </table:table-cell>
          <table:table-cell table:style-name="Table44.B2" office:value-type="string">
            <text:p text:style-name="Table_20_Contents">128</text:p>
          </table:table-cell>
          <table:table-cell table:style-name="Table44.B2" office:value-type="string">
            <text:p text:style-name="P1">Matrix4x4</text:p>
          </table:table-cell>
          <table:table-cell table:style-name="Table44.D2" office:value-type="string">
            <text:p text:style-name="Table_20_Contents">Transform matrix to be appended to the current scene block transform.</text:p>
          </table:table-cell>
        </table:table-row>
      </table:table>
      <text:p text:style-name="Table">Table <text:sequence text:ref-name="refTable31" text:name="Table" text:formula="ooow:Table+1" style:num-format="1">35</text:sequence>: AppendTransform command parameters</text:p>
      <text:h text:style-name="Heading_20_4" text:outline-level="4">SetBlockProperty command</text:h>
      <text:p text:style-name="Text_20_body">TBD</text:p>
      <text:h text:style-name="Heading_20_2" text:outline-level="2">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ext:soft-page-break/>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32" text:name="Table" text:formula="ooow:Table+1" style:num-format="1">36</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2" text:outline-level="2">Field types and special values</text:h>
      <text:p text:style-name="Text_20_body">In this specification are recurring references to a number of both POD and complex data types. This section details the format of these data types and how they are parsed.</text:p>
      <text:h text:style-name="Heading_20_3" text:outline-level="3">Numbers</text:h>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119692269" text:style-name="L4">
        <text:list-item>
          <text:p text:style-name="P16">int8 and uint8</text:p>
        </text:list-item>
        <text:list-item>
          <text:p text:style-name="P16">int16 and uint16</text:p>
        </text:list-item>
        <text:list-item>
          <text:p text:style-name="P16">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265781328" text:style-name="L5">
        <text:list-item>
          <text:p text:style-name="P17">float32 and ufloat32</text:p>
        </text:list-item>
        <text:list-item>
          <text:p text:style-name="P17">float64 and ufloat64</text:p>
        </text:list-item>
      </text:list>
      <text:p text:style-name="Text_20_body">Float values must always be encoded as IEEE-754 compliant floating point numbers.</text:p>
      <text:h text:style-name="Heading_20_4" text:outline-level="4">Endianness</text:h>
      <text:p text:style-name="Text_20_body">All numeric values in AWD are <text:span text:style-name="Emphasis">big-endian</text:span>. Little-endian numbers must never occur in an AWD file <text:soft-page-break/>or stream.</text:p>
      <text:h text:style-name="Heading_20_3" text:outline-level="3">Booleans and true/false values</text:h>
      <text:p text:style-name="P5">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3">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3">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3">uint</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3">Byte array</text:p>
          </table:table-cell>
          <table:table-cell table:style-name="Table11.D2" office:value-type="string">
            <text:p text:style-name="Table_20_Contents">String content as UTF-8 without BOM.</text:p>
          </table:table-cell>
        </table:table-row>
      </table:table>
      <text:h text:style-name="Heading_20_3" text:outline-level="3">Vectors and matrices</text:h>
      <text:p text:style-name="Text_20_body">Vectors and matrices are serialized as a one-dimensional list of 64 bit floating point numbers. The context defines the size of the vector or matrix.</text:p>
      <text:h text:style-name="Heading_20_4" text:outline-level="4"><text:soft-page-break/>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8 bytes.</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in a game or physics engine) or defined by a future revision of the AWD format specification.</text:p>
      <text:p text:style-name="Text_20_body">There are two types of attributes, differentiated and referenced by their key/name types:</text:p>
      <text:list xml:id="list1010787420" text:style-name="L6">
        <text:list-item>
          <text:p text:style-name="P18">Numeric attributes (sometimes called "properties") are used mainly by the file format itself to maintain forward compatibility. The key is a 16-bit unsigned integer IDs, which makes it very compact while allowing for 64435 values. It's however not human-readable so the meaning of a key ID needs to be established in a contract between encoder and parser, e.g. this document.</text:p>
        </text:list-item>
        <text:list-item>
          <text:p text:style-name="P18">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4">uint</text:p>
          </table:table-cell>
          <table:table-cell table:style-name="Table12.D2" office:value-type="string">
            <text:p text:style-name="Table_20_Contents">Attribute list length in bytes.</text:p>
          </table:table-cell>
        </table:table-row>
        <text:soft-page-break/>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3" table:style-name="Table3">
        <table:table-column table:style-name="Table3.A" table:number-columns-repeated="2"/>
        <table:table-column table:style-name="Table3.C"/>
        <table:table-column table:style-name="Table3.A"/>
        <table:table-row>
          <table:table-cell table:style-name="Table3.A1" office:value-type="string">
            <text:p text:style-name="Table_20_Heading">Offset</text:p>
          </table:table-cell>
          <table:table-cell table:style-name="Table3.A1" office:value-type="string">
            <text:p text:style-name="Table_20_Heading">Size</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row>
          <table:table-cell table:style-name="Table3.A2" office:value-type="float" office:value="0">
            <text:p text:style-name="Table_20_Contents">0</text:p>
          </table:table-cell>
          <table:table-cell table:style-name="Table3.A2" office:value-type="float" office:value="2">
            <text:p text:style-name="Table_20_Contents">2</text:p>
          </table:table-cell>
          <table:table-cell table:style-name="Table3.C2" office:value-type="string">
            <text:p text:style-name="P1">uint16</text:p>
          </table:table-cell>
          <table:table-cell table:style-name="Table3.D2" office:value-type="string">
            <text:p text:style-name="Table_20_Contents">Attribute ID (key)</text:p>
          </table:table-cell>
        </table:table-row>
        <table:table-row>
          <table:table-cell table:style-name="Table3.A2" office:value-type="float" office:value="2">
            <text:p text:style-name="Table_20_Contents">2</text:p>
          </table:table-cell>
          <table:table-cell table:style-name="Table3.A2" office:value-type="float" office:value="2">
            <text:p text:style-name="Table_20_Contents">2</text:p>
          </table:table-cell>
          <table:table-cell table:style-name="Table3.C2" office:value-type="string">
            <text:p text:style-name="P2">uint16</text:p>
          </table:table-cell>
          <table:table-cell table:style-name="Table3.D2" office:value-type="string">
            <text:p text:style-name="Table_20_Contents">Value length</text:p>
          </table:table-cell>
        </table:table-row>
        <table:table-row>
          <table:table-cell table:style-name="Table3.A2" office:value-type="float" office:value="4">
            <text:p text:style-name="Table_20_Contents">4</text:p>
          </table:table-cell>
          <table:table-cell table:style-name="Table3.C2" office:value-type="string">
            <text:p text:style-name="Table_20_Contents">Variable</text:p>
          </table:table-cell>
          <table:table-cell table:style-name="Table3.C2" office:value-type="string">
            <text:p text:style-name="P4">Variable</text:p>
          </table:table-cell>
          <table:table-cell table:style-name="Table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A2" office:value-type="string">
            <text:p text:style-name="P1">uint8</text:p>
          </table:table-cell>
          <table:table-cell table:style-name="Table13.D2" office:value-type="string">
            <text:p text:style-name="Table_20_Contents">Namespace ID. See "Extending AWD" for more information.</text:p>
          </table:table-cell>
        </table:table-row>
        <table:table-row>
          <table:table-cell table:style-name="Table13.A2" office:value-type="string">
            <text:p text:style-name="Table_20_Contents">1</text:p>
          </table:table-cell>
          <table:table-cell table:style-name="Table13.A2" office:value-type="string">
            <text:p text:style-name="Table_20_Contents">Variable</text:p>
          </table:table-cell>
          <table:table-cell table:style-name="Table13.A2" office:value-type="string">
            <text:p text:style-name="P1">VarString</text:p>
          </table:table-cell>
          <table:table-cell table:style-name="Table13.D2" office:value-type="string">
            <text:p text:style-name="Table_20_Contents">Attribute name (key) as string.</text:p>
          </table:table-cell>
        </table:table-row>
        <table:table-row>
          <table:table-cell table:style-name="Table13.A2" office:value-type="string">
            <text:p text:style-name="Table_20_Contents">Variable</text:p>
          </table:table-cell>
          <table:table-cell table:style-name="Table13.B4" office:value-type="float" office:value="1">
            <text:p text:style-name="Table_20_Contents">1</text:p>
          </table:table-cell>
          <table:table-cell table:style-name="Table13.A2" office:value-type="string">
            <text:p text:style-name="P2">uint8</text:p>
          </table:table-cell>
          <table:table-cell table:style-name="Table13.D2" office:value-type="string">
            <text:p text:style-name="Table_20_Contents">Attribute type (data type of value).</text:p>
            <text:p text:style-name="Table_20_Contents">1: int32</text:p>
            <text:p text:style-name="Table_20_Contents">2: uint32</text:p>
            <text:p text:style-name="Table_20_Contents">3: float64</text:p>
            <text:p text:style-name="Table_20_Contents">4: Boolean</text:p>
            <text:p text:style-name="Table_20_Contents">5: ConstString</text:p>
            <text:p text:style-name="Table_20_Contents">20: 2x1 vector</text:p>
            <text:p text:style-name="Table_20_Contents">21: 3x1 vector</text:p>
            <text:p text:style-name="Table_20_Contents">22: 4x1 vector</text:p>
            <text:p text:style-name="Table_20_Contents">30: 3x3 matrix</text:p>
            <text:p text:style-name="Table_20_Contents">31: 4x4 matrix</text:p>
          </table:table-cell>
        </table:table-row>
        <table:table-row>
          <table:table-cell table:style-name="Table13.A2" office:value-type="string">
            <text:p text:style-name="Table_20_Contents">Variable</text:p>
          </table:table-cell>
          <table:table-cell table:style-name="Table13.B4" office:value-type="float" office:value="2">
            <text:p text:style-name="Table_20_Contents">2</text:p>
          </table:table-cell>
          <table:table-cell table:style-name="Table13.A2" office:value-type="string">
            <text:p text:style-name="P2">uint16</text:p>
          </table:table-cell>
          <table:table-cell table:style-name="Table13.D2" office:value-type="string">
            <text:p text:style-name="Table_20_Contents">Value length</text:p>
          </table:table-cell>
        </table:table-row>
        <table:table-row>
          <table:table-cell table:style-name="Table13.A2" office:value-type="string">
            <text:p text:style-name="Table_20_Contents">Variable</text:p>
          </table:table-cell>
          <table:table-cell table:style-name="Table13.A2" office:value-type="string">
            <text:p text:style-name="Table_20_Contents">Variable</text:p>
          </table:table-cell>
          <table:table-cell table:style-name="Table13.A2" office:value-type="string">
            <text:p text:style-name="P4">Variable</text:p>
          </table:table-cell>
          <table:table-cell table:style-name="Table1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ext:soft-page-break/>(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3">Yes</text:p>
          </table:table-cell>
          <table:table-cell table:style-name="Table35.D2" office:value-type="string">
            <text:p text:style-name="P3">No</text:p>
          </table:table-cell>
        </table:table-row>
        <table:table-row>
          <table:table-cell table:style-name="Table35.A2" office:value-type="string">
            <text:p text:style-name="Table_20_Contents">Blender</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Yes</text:p>
          </table:table-cell>
        </table:table-row>
        <table:table-row>
          <table:table-cell table:style-name="Table35.A2" office:value-type="string">
            <text:p text:style-name="Table_20_Contents">Maxon Cinema4D</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No</text:p>
          </table:table-cell>
        </table:table-row>
        <table:table-row>
          <table:table-cell table:style-name="Table35.A2" office:value-type="string">
            <text:p text:style-name="Table_20_Contents">Autodesk Maya</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No</text:p>
          </table:table-cell>
        </table:table-row>
      </table:table>
      <text:h text:style-name="Heading_20_2" text:outline-level="2"><text:soft-page-break/>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list block" for the exact structure of this block.</text:p>
      <text:h text:style-name="Heading_20_4" text:outline-level="4"><text:soft-page-break/>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can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MeshData block, it will create a Geometry instance and store it in a vector with numeric indices. When a MeshInstance occurs with a reference to this MeshData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text:soft-page-break/>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8">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3">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3">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3">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3">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3">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3">16 bits total for namespace and block types.</text:p>
          </table:table-cell>
        </table:table-row>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3">32-bit block length field.</text:p>
          </table:table-cell>
        </table:table-row>
      </table:table>
      <text:h text:style-name="Heading_20_3" text:outline-level="3">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8">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3">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3">16-bit ID field</text:p>
          </table:table-cell>
        </table:table-row>
        <text:soft-page-break/>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3">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8">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3">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3">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3">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3">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3">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6">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1-02-22T00:11:57</dc:date>
    <meta:editing-duration>PT725H06M16S</meta:editing-duration>
    <meta:editing-cycles>635</meta:editing-cycles>
    <meta:generator>NeoOffice/3.1.2$Unix OpenOffice.org_project/Patch 4</meta:generator>
    <meta:print-date>2010-11-01T14:34:27</meta:print-date>
    <dc:title>Away3D Data format (AWD) specification</dc:title>
    <meta:document-statistic meta:table-count="47" meta:image-count="0" meta:object-count="0" meta:page-count="35" meta:paragraph-count="1309" meta:word-count="10078" meta:character-count="59031"/>
    <meta:user-defined meta:name="Info 1"/>
    <meta:user-defined meta:name="Info 2"/>
    <meta:user-defined meta:name="Info 3"/>
    <meta:user-defined meta:name="Info 4"/>
  </office:meta>
</office:document-meta>
</file>